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108000" style:vertical-align="middle" fo:background-color="#108000" style:repeat-content="false"/>
      <style:paragraph-properties fo:text-align="end" fo:margin-right="0cm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thin solid #108000" fo:border-bottom="thin solid #108000" fo:border-left="none" fo:border-right="thin solid #000000" style:vertical-align="middle" fo:background-color="#0B5394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4A86E8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4A86E8" fo:font-size="9pt" style:font-size-asian="9pt" style:font-size-complex="9pt"/>
    </style:style>
    <style:style style:name="ce7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4A86E8" fo:font-size="9pt" style:font-size-asian="9pt" style:font-size-complex="9pt" fo:font-style="italic" style:font-style-asian="italic" style:font-style-complex="italic"/>
    </style:style>
    <style:style style:name="ce9" style:family="table-cell" style:parent-style-name="Default" style:data-style-name="N36">
      <style:table-cell-properties fo:border="thin solid #EFEFEF" style:vertical-align="middle" style:repeat-content="false"/>
      <style:paragraph-properties fo:text-align="start" fo:margin-left="0cm"/>
      <style:text-properties fo:color="#334960" fo:font-size="9pt" style:font-size-asian="9pt" style:font-size-complex="9pt" fo:font-style="italic" style:font-style-asian="italic" style:font-style-complex="italic"/>
    </style:style>
    <style:style style:name="ce10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/>
    </style:style>
    <style:style style:name="ce11" style:family="table-cell" style:parent-style-name="Default" style:data-style-name="N3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thin solid #108000" fo:border-bottom="thin solid #108000" fo:border-left="thin solid #108000" fo:border-right="thin solid #000000" style:vertical-align="middle" fo:background-color="#0B5394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0B5394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Inconsolata" style:font-name-asian="Inconsolata" style:font-name-complex="Inconsolata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36">
      <style:table-cell-properties fo:border="thin solid #000000" fo:background-color="#666666"/>
      <style:text-properties fo:color="#FFFFFF"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3F3F3"/>
    </style:style>
    <style:style style:name="ce20" style:family="table-cell" style:parent-style-name="Default" style:data-style-name="N36">
      <style:table-cell-properties fo:border="thin solid #000000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#D9D9D9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5" style:family="table-cell" style:parent-style-name="Default" style:data-style-name="N36">
      <style:table-cell-properties fo:border="thin solid #000000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6" style:family="table-cell" style:parent-style-name="Default" style:data-style-name="N36"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36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28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30" style:family="table-cell" style:parent-style-name="Default" style:data-style-name="N14">
      <style:table-cell-properties fo:border="thin solid #000000"/>
      <style:text-properties style:font-name="Cambria" style:font-name-asian="Cambria" style:font-name-complex="Cambria" style:font-family-generic="roman"/>
    </style:style>
    <style:style style:name="ce31" style:family="table-cell" style:parent-style-name="Default" style:data-style-name="N14">
      <style:table-cell-properties fo:border="thin solid #000000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2" style:family="table-cell" style:parent-style-name="Default" style:data-style-name="N36">
      <style:table-cell-properties fo:border="thin solid #000000" style:vertical-align="automatic" fo:background-color="#666666"/>
      <style:text-properties fo:color="#FFFFFF" style:font-name="Cambria" style:font-name-asian="Cambria" style:font-name-complex="Cambria" style:font-family-generic="roman"/>
    </style:style>
    <style:style style:name="ce33" style:family="table-cell" style:parent-style-name="Default" style:data-style-name="N36">
      <style:table-cell-properties fo:border="thin solid #000000" style:vertical-align="automatic" fo:background-color="#666666" style:repeat-content="false"/>
      <style:paragraph-properties fo:text-align="center"/>
      <style:text-properties fo:color="#FFFFFF" style:font-name="Cambria" style:font-name-asian="Cambria" style:font-name-complex="Cambria" fo:font-size="24pt" style:font-size-asian="24pt" style:font-size-complex="2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Inconsolata" style:font-name-asian="Inconsolata" style:font-name-complex="Inconsolata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37" style:family="table-cell" style:parent-style-name="Default" style:data-style-name="N0">
      <style:table-cell-properties style:vertical-align="automatic" fo:background-color="#1C4587" style:repeat-content="false"/>
      <style:paragraph-properties fo:text-align="center"/>
      <style:text-properties fo:color="#FFFFFF" style:font-name="Cambria" style:font-name-asian="Cambria" style:font-name-complex="Cambria" fo:font-size="24pt" style:font-size-asian="24pt" style:font-size-complex="2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079375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4.23333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2.88395833333333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3.22791666666667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2.778125cm"/>
    </style:style>
    <style:style style:name="co24" style:family="table-column">
      <style:table-column-properties fo:break-before="auto" style:column-width="3.78354166666667cm"/>
    </style:style>
    <style:style style:name="co25" style:family="table-column">
      <style:table-column-properties fo:break-before="auto" style:column-width="4.94770833333333cm"/>
    </style:style>
    <style:style style:name="co26" style:family="table-column">
      <style:table-column-properties fo:break-before="auto" style:column-width="3.889375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9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1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3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4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7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name="ce49" style:family="table-cell" style:parent-style-name="Default" style:data-style-name="N36">
      <style:table-cell-properties fo:border="thin solid #EFEFEF" style:vertical-align="middle" style:repeat-content="false"/>
      <style:paragraph-properties fo:text-align="end" fo:margin-right="0cm"/>
      <style:text-properties fo:color="#334960" fo:font-size="9pt" style:font-size-asian="9pt" style:font-size-complex="9pt" fo:font-style="italic" style:font-style-asian="italic" style:font-style-complex="italic"/>
      <style:map style:condition="of:cell-content()&lt;0" style:apply-style-name="cf1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co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6" table:number-rows-spanned="1" table:style-name="ce12">
            <text:p>Revenue</text:p>
          </table:table-cell>
          <table:covered-table-cell table:number-columns-repeated="15"/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Category</text:p>
          </table:table-cell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Category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Sales</text:p>
          </table:table-cell>
          <table:table-cell office:value-type="currency" office:value="500000" table:style-name="ce39">
            <text:p>₦500,000.00</text:p>
          </table:table-cell>
          <table:table-cell office:value-type="currency" office:value="630980" table:style-name="ce39">
            <text:p>₦630,980.00</text:p>
          </table:table-cell>
          <table:table-cell office:value-type="currency" office:value="551250" table:style-name="ce39">
            <text:p>₦551,250.00</text:p>
          </table:table-cell>
          <table:table-cell office:value-type="currency" office:value="238810" table:style-name="ce39">
            <text:p>₦238,810.00</text:p>
          </table:table-cell>
          <table:table-cell office:value-type="currency" office:value="607750" table:style-name="ce39">
            <text:p>₦607,750.00</text:p>
          </table:table-cell>
          <table:table-cell office:value-type="currency" office:value="638140" table:style-name="ce39">
            <text:p>₦638,140.00</text:p>
          </table:table-cell>
          <table:table-cell office:value-type="currency" office:value="670050" table:style-name="ce39">
            <text:p>₦670,050.00</text:p>
          </table:table-cell>
          <table:table-cell office:value-type="currency" office:value="890000" table:style-name="ce39">
            <text:p>₦890,000.00</text:p>
          </table:table-cell>
          <table:table-cell office:value-type="currency" office:value="960000" table:style-name="ce39">
            <text:p>₦960,000.00</text:p>
          </table:table-cell>
          <table:table-cell office:value-type="currency" office:value="1000000" table:style-name="ce39">
            <text:p>₦1,000,000.00</text:p>
          </table:table-cell>
          <table:table-cell office:value-type="currency" office:value="630560" table:style-name="ce39">
            <text:p>₦630,560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7317540" table:formula="of:=SUM([.C4:.N4])" table:style-name="ce7">
            <text:p>₦7,317,54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Sales Returns (Reduction)</text:p>
          </table:table-cell>
          <table:table-cell office:value-type="currency" office:value="0" table:style-name="ce39">
            <text:p>₦0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-88" table:style-name="ce39">
            <text:p>-₦88.00</text:p>
          </table:table-cell>
          <table:table-cell office:value-type="currency" office:value="-46" table:style-name="ce39">
            <text:p>-₦46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-78" table:style-name="ce39">
            <text:p>-₦78.00</text:p>
          </table:table-cell>
          <table:table-cell office:value-type="currency" office:value="-200" table:style-name="ce39">
            <text:p>-₦200.00</text:p>
          </table:table-cell>
          <table:table-cell office:value-type="currency" office:value="-25" table:style-name="ce39">
            <text:p>-₦25.00</text:p>
          </table:table-cell>
          <table:table-cell office:value-type="currency" office:value="-453" table:style-name="ce39">
            <text:p>-₦453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-890" table:formula="of:=SUM([.C5:.N5])" table:style-name="ce7">
            <text:p>-₦89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Sales Discount <text:s/>(Reduction)</text:p>
          </table:table-cell>
          <table:table-cell office:value-type="currency" office:value="-5000" table:style-name="ce39">
            <text:p>-₦5,000.00</text:p>
          </table:table-cell>
          <table:table-cell office:value-type="currency" office:value="-5250" table:style-name="ce39">
            <text:p>-₦5,250.00</text:p>
          </table:table-cell>
          <table:table-cell office:value-type="currency" office:value="-5513" table:style-name="ce39">
            <text:p>-₦5,513.00</text:p>
          </table:table-cell>
          <table:table-cell office:value-type="currency" office:value="-5788" table:style-name="ce39">
            <text:p>-₦5,788.00</text:p>
          </table:table-cell>
          <table:table-cell office:value-type="currency" office:value="-6078" table:style-name="ce39">
            <text:p>-₦6,078.00</text:p>
          </table:table-cell>
          <table:table-cell office:value-type="currency" office:value="-5324" table:style-name="ce39">
            <text:p>-₦5,324.00</text:p>
          </table:table-cell>
          <table:table-cell office:value-type="currency" office:value="-6700" table:style-name="ce39">
            <text:p>-₦6,700.00</text:p>
          </table:table-cell>
          <table:table-cell office:value-type="currency" office:value="-400" table:style-name="ce39">
            <text:p>-₦400.00</text:p>
          </table:table-cell>
          <table:table-cell office:value-type="currency" office:value="-5623" table:style-name="ce39">
            <text:p>-₦5,623.00</text:p>
          </table:table-cell>
          <table:table-cell office:value-type="currency" office:value="-200" table:style-name="ce39">
            <text:p>-₦200.00</text:p>
          </table:table-cell>
          <table:table-cell office:value-type="currency" office:value="-350" table:style-name="ce39">
            <text:p>-₦350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-46226" table:formula="of:=SUM([.C6:.N6])" table:style-name="ce7">
            <text:p>-₦46,226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Extra revenue: Investments</text:p>
          </table:table-cell>
          <table:table-cell office:value-type="currency" office:value="4000" table:formula="of:=[Income_Investments.C6]" table:style-name="ce39">
            <text:p>₦4,000.00</text:p>
          </table:table-cell>
          <table:table-cell office:value-type="currency" office:value="66500" table:formula="of:=[Income_Investments.D6]" table:style-name="ce39">
            <text:p>₦66,500.00</text:p>
          </table:table-cell>
          <table:table-cell office:value-type="currency" office:value="2000" table:formula="of:=[Income_Investments.E6]" table:style-name="ce39">
            <text:p>₦2,000.00</text:p>
          </table:table-cell>
          <table:table-cell office:value-type="currency" office:value="4500" table:formula="of:=[Income_Investments.F6]" table:style-name="ce39">
            <text:p>₦4,500.00</text:p>
          </table:table-cell>
          <table:table-cell office:value-type="currency" office:value="43000" table:formula="of:=[Income_Investments.G6]" table:style-name="ce39">
            <text:p>₦43,000.00</text:p>
          </table:table-cell>
          <table:table-cell office:value-type="currency" office:value="4000" table:formula="of:=[Income_Investments.H6]" table:style-name="ce39">
            <text:p>₦4,000.00</text:p>
          </table:table-cell>
          <table:table-cell office:value-type="currency" office:value="16500" table:formula="of:=[Income_Investments.I6]" table:style-name="ce39">
            <text:p>₦16,500.00</text:p>
          </table:table-cell>
          <table:table-cell office:value-type="currency" office:value="3000" table:formula="of:=[Income_Investments.J6]" table:style-name="ce39">
            <text:p>₦3,000.00</text:p>
          </table:table-cell>
          <table:table-cell office:value-type="currency" office:value="3000" table:formula="of:=[Income_Investments.K6]" table:style-name="ce39">
            <text:p>₦3,000.00</text:p>
          </table:table-cell>
          <table:table-cell office:value-type="currency" office:value="3800" table:formula="of:=[Income_Investments.L6]" table:style-name="ce39">
            <text:p>₦3,800.00</text:p>
          </table:table-cell>
          <table:table-cell office:value-type="currency" office:value="40000" table:formula="of:=[Income_Investments.M6]" table:style-name="ce39">
            <text:p>₦40,000.00</text:p>
          </table:table-cell>
          <table:table-cell office:value-type="currency" office:value="0" table:formula="of:=[Income.N8]" table:style-name="ce39">
            <text:p>₦0.00</text:p>
          </table:table-cell>
          <table:table-cell office:value-type="currency" office:value="190300" table:formula="of:=SUM([.C7:.N7])" table:style-name="ce7">
            <text:p>₦190,3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Extra revenue: Events</text:p>
          </table:table-cell>
          <table:table-cell office:value-type="currency" office:value="870000" table:formula="of:=[Income_Events.C8]" table:style-name="ce39">
            <text:p>₦870,000.00</text:p>
          </table:table-cell>
          <table:table-cell office:value-type="currency" office:value="320000" table:formula="of:=[Income_Events.D8]" table:style-name="ce39">
            <text:p>₦320,000.00</text:p>
          </table:table-cell>
          <table:table-cell office:value-type="currency" office:value="920000" table:formula="of:=[Income_Events.E8]" table:style-name="ce39">
            <text:p>₦920,000.00</text:p>
          </table:table-cell>
          <table:table-cell office:value-type="currency" office:value="650000" table:formula="of:=[Income_Events.F8]" table:style-name="ce39">
            <text:p>₦650,000.00</text:p>
          </table:table-cell>
          <table:table-cell office:value-type="currency" office:value="320000" table:formula="of:=[Income_Events.G8]" table:style-name="ce39">
            <text:p>₦320,000.00</text:p>
          </table:table-cell>
          <table:table-cell office:value-type="currency" office:value="480000" table:formula="of:=[Income_Events.H8]" table:style-name="ce39">
            <text:p>₦480,000.00</text:p>
          </table:table-cell>
          <table:table-cell office:value-type="currency" office:value="160000" table:formula="of:=[Income_Events.I8]" table:style-name="ce39">
            <text:p>₦160,000.00</text:p>
          </table:table-cell>
          <table:table-cell office:value-type="currency" office:value="480000" table:formula="of:=[Income_Events.J8]" table:style-name="ce39">
            <text:p>₦480,000.00</text:p>
          </table:table-cell>
          <table:table-cell office:value-type="currency" office:value="917000" table:formula="of:=[Income_Events.K8]" table:style-name="ce39">
            <text:p>₦917,000.00</text:p>
          </table:table-cell>
          <table:table-cell office:value-type="currency" office:value="1000000" table:formula="of:=[Income_Events.L8]" table:style-name="ce39">
            <text:p>₦1,000,000.00</text:p>
          </table:table-cell>
          <table:table-cell office:value-type="currency" office:value="220000" table:formula="of:=[Income_Events.M8]" table:style-name="ce39">
            <text:p>₦220,000.00</text:p>
          </table:table-cell>
          <table:table-cell office:value-type="currency" office:value="0" table:formula="of:=[Income_Events.N8]" table:style-name="ce39">
            <text:p>₦0.00</text:p>
          </table:table-cell>
          <table:table-cell office:value-type="currency" office:value="6337000" table:formula="of:=SUM([.C8:.N8])" table:style-name="ce7">
            <text:p>₦6,337,0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Net Sales</text:p>
          </table:table-cell>
          <table:table-cell office:value-type="currency" office:value="1369000" table:formula="of:=SUM([.C4:.C8])" table:style-name="ce39">
            <text:p>₦1,369,000.00</text:p>
          </table:table-cell>
          <table:table-cell office:value-type="currency" office:value="1012230" table:formula="of:=SUM([.D4:.D8])" table:style-name="ce39">
            <text:p>₦1,012,230.00</text:p>
          </table:table-cell>
          <table:table-cell office:value-type="currency" office:value="1467649" table:formula="of:=SUM([.E4:.E8])" table:style-name="ce39">
            <text:p>₦1,467,649.00</text:p>
          </table:table-cell>
          <table:table-cell office:value-type="currency" office:value="887476" table:formula="of:=SUM([.F4:.F8])" table:style-name="ce39">
            <text:p>₦887,476.00</text:p>
          </table:table-cell>
          <table:table-cell office:value-type="currency" office:value="964672" table:formula="of:=SUM([.G4:.G8])" table:style-name="ce39">
            <text:p>₦964,672.00</text:p>
          </table:table-cell>
          <table:table-cell office:value-type="currency" office:value="1116816" table:formula="of:=SUM([.H4:.H8])" table:style-name="ce39">
            <text:p>₦1,116,816.00</text:p>
          </table:table-cell>
          <table:table-cell office:value-type="currency" office:value="839772" table:formula="of:=SUM([.I4:.I8])" table:style-name="ce39">
            <text:p>₦839,772.00</text:p>
          </table:table-cell>
          <table:table-cell office:value-type="currency" office:value="1372400" table:formula="of:=SUM([.J4:.J8])" table:style-name="ce39">
            <text:p>₦1,372,400.00</text:p>
          </table:table-cell>
          <table:table-cell office:value-type="currency" office:value="1874352" table:formula="of:=SUM([.K4:.K8])" table:style-name="ce39">
            <text:p>₦1,874,352.00</text:p>
          </table:table-cell>
          <table:table-cell office:value-type="currency" office:value="2003147" table:formula="of:=SUM([.L4:.L8])" table:style-name="ce39">
            <text:p>₦2,003,147.00</text:p>
          </table:table-cell>
          <table:table-cell office:value-type="currency" office:value="890210" table:formula="of:=SUM([.M4:.M8])" table:style-name="ce39">
            <text:p>₦890,210.00</text:p>
          </table:table-cell>
          <table:table-cell office:value-type="currency" office:value="0" table:formula="of:=SUM([.N4:.N8])" table:style-name="ce39">
            <text:p>₦0.00</text:p>
          </table:table-cell>
          <table:table-cell office:value-type="currency" office:value="13797724" table:formula="of:=SUM([.C9:.N9])" table:style-name="ce7">
            <text:p>₦13,797,724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less Cost of Goods Sold</text:p>
          </table:table-cell>
          <table:table-cell office:value-type="currency" office:value="-20000" table:style-name="ce39">
            <text:p>-₦20,000.00</text:p>
          </table:table-cell>
          <table:table-cell office:value-type="currency" office:value="-21000" table:style-name="ce39">
            <text:p>-₦21,000.00</text:p>
          </table:table-cell>
          <table:table-cell office:value-type="currency" office:value="-22050" table:style-name="ce39">
            <text:p>-₦22,050.00</text:p>
          </table:table-cell>
          <table:table-cell office:value-type="currency" office:value="-23153" table:style-name="ce39">
            <text:p>-₦23,153.00</text:p>
          </table:table-cell>
          <table:table-cell office:value-type="currency" office:value="-24310" table:style-name="ce39">
            <text:p>-₦24,310.00</text:p>
          </table:table-cell>
          <table:table-cell office:value-type="currency" office:value="-25526" table:style-name="ce39">
            <text:p>-₦25,526.00</text:p>
          </table:table-cell>
          <table:table-cell office:value-type="currency" office:value="-26802" table:style-name="ce39">
            <text:p>-₦26,802.00</text:p>
          </table:table-cell>
          <table:table-cell office:value-type="currency" office:value="-48654" table:style-name="ce39">
            <text:p>-₦48,654.00</text:p>
          </table:table-cell>
          <table:table-cell office:value-type="currency" office:value="-51992" table:style-name="ce39">
            <text:p>-₦51,992.00</text:p>
          </table:table-cell>
          <table:table-cell office:value-type="currency" office:value="-42003" table:style-name="ce39">
            <text:p>-₦42,003.00</text:p>
          </table:table-cell>
          <table:table-cell office:value-type="currency" office:value="-32991" table:style-name="ce39">
            <text:p>-₦32,991.00</text:p>
          </table:table-cell>
          <table:table-cell office:value-type="currency" office:value="0" table:style-name="ce39">
            <text:p>₦0.00</text:p>
          </table:table-cell>
          <table:table-cell office:value-type="currency" office:value="-338481" table:formula="of:=SUM([.C10:.N10])" table:style-name="ce7">
            <text:p>-₦338,481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Gross Income</text:p>
          </table:table-cell>
          <table:table-cell office:value-type="currency" office:value="1349000" table:formula="of:=[.C9]+[.C10]" table:style-name="ce39">
            <text:p>₦1,349,000.00</text:p>
          </table:table-cell>
          <table:table-cell office:value-type="currency" office:value="991230" table:formula="of:=[.D9]+[.D10]" table:style-name="ce39">
            <text:p>₦991,230.00</text:p>
          </table:table-cell>
          <table:table-cell office:value-type="currency" office:value="1445599" table:formula="of:=[.E9]+[.E10]" table:style-name="ce39">
            <text:p>₦1,445,599.00</text:p>
          </table:table-cell>
          <table:table-cell office:value-type="currency" office:value="864323" table:formula="of:=[.F9]+[.F10]" table:style-name="ce39">
            <text:p>₦864,323.00</text:p>
          </table:table-cell>
          <table:table-cell office:value-type="currency" office:value="940362" table:formula="of:=[.G9]+[.G10]" table:style-name="ce39">
            <text:p>₦940,362.00</text:p>
          </table:table-cell>
          <table:table-cell office:value-type="currency" office:value="1091290" table:formula="of:=[.H9]+[.H10]" table:style-name="ce39">
            <text:p>₦1,091,290.00</text:p>
          </table:table-cell>
          <table:table-cell office:value-type="currency" office:value="812970" table:formula="of:=[.I9]+[.I10]" table:style-name="ce39">
            <text:p>₦812,970.00</text:p>
          </table:table-cell>
          <table:table-cell office:value-type="currency" office:value="1323746" table:formula="of:=[.J9]+[.J10]" table:style-name="ce39">
            <text:p>₦1,323,746.00</text:p>
          </table:table-cell>
          <table:table-cell office:value-type="currency" office:value="1822360" table:formula="of:=[.K9]+[.K10]" table:style-name="ce39">
            <text:p>₦1,822,360.00</text:p>
          </table:table-cell>
          <table:table-cell office:value-type="currency" office:value="1961144" table:formula="of:=[.L9]+[.L10]" table:style-name="ce39">
            <text:p>₦1,961,144.00</text:p>
          </table:table-cell>
          <table:table-cell office:value-type="currency" office:value="857219" table:formula="of:=[.M9]+[.M10]" table:style-name="ce39">
            <text:p>₦857,219.00</text:p>
          </table:table-cell>
          <table:table-cell office:value-type="currency" office:value="0" table:formula="of:=[.N9]+[.N10]" table:style-name="ce39">
            <text:p>₦0.00</text:p>
          </table:table-cell>
          <table:table-cell office:value-type="currency" office:value="13459243" table:formula="of:=SUM([.C11:.N11])" table:style-name="ce7">
            <text:p>₦13,459,243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2">
            <text:p>Revenue Summary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The month with the highest GP</text:p>
          </table:table-cell>
          <table:table-cell office:value-type="string" office:string-value="Oct" table:formula="of:=HLOOKUP([.L2];[.L2:.L11];1)" table:style-name="ce10">
            <text:p>Oct</text:p>
          </table:table-cell>
          <table:table-cell table:style-name="ce7"/>
          <table:table-cell table:style-name="ce1"/>
          <table:table-cell office:value-type="string" table:style-name="ce7">
            <text:p>The month with the most sales</text:p>
          </table:table-cell>
          <table:table-cell office:value-type="string" office:string-value="Oct" table:formula="of:=HLOOKUP([.L2];[.L2:.L11];1)" table:style-name="ce7">
            <text:p>Oct</text:p>
          </table:table-cell>
          <table:table-cell table:number-columns-repeated="2" table:style-name="ce7"/>
          <table:table-cell office:value-type="string" table:style-name="ce7">
            <text:p>Absolute Gross Profit</text:p>
          </table:table-cell>
          <table:table-cell office:value-type="currency" office:value="13459243" table:formula="of:=SUMIF([.$C$11:.$M$11];&quot;&gt;0&quot;)" table:style-name="ce7">
            <text:p>₦13,459,243.00</text:p>
          </table:table-cell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Amount incurred</text:p>
          </table:table-cell>
          <table:table-cell office:value-type="currency" office:value="1961144" table:formula="of:=MAX([.C11:.M11])" table:style-name="ce7">
            <text:p>₦1,961,144.00</text:p>
          </table:table-cell>
          <table:table-cell table:number-columns-repeated="2" table:style-name="ce7"/>
          <table:table-cell office:value-type="string" table:style-name="ce9">
            <text:p>Amount incurred</text:p>
          </table:table-cell>
          <table:table-cell office:value-type="currency" office:value="1000000" table:formula="of:=MAX([.C4:.M4])" table:style-name="ce7">
            <text:p>₦1,000,000.00</text:p>
          </table:table-cell>
          <table:table-cell table:style-name="ce7"/>
          <table:table-cell table:style-name="ce1"/>
          <table:table-cell office:value-type="string" table:style-name="ce7">
            <text:p>Relative Gross Profit</text:p>
          </table:table-cell>
          <table:table-cell office:value-type="currency" office:value="0" table:formula="of:=SUMIF([.$C$11:.$M$11];&quot;&lt;0&quot;)" table:style-name="ce7">
            <text:p>₦0.00</text:p>
          </table:table-cell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The month with the least GP</text:p>
          </table:table-cell>
          <table:table-cell office:value-type="string" office:string-value="Apr" table:formula="of:=HLOOKUP([.F2];[.F2:.F11];1)" table:style-name="ce11">
            <text:p>Apr</text:p>
          </table:table-cell>
          <table:table-cell table:number-columns-repeated="2" table:style-name="ce7"/>
          <table:table-cell office:value-type="string" table:style-name="ce7">
            <text:p>The month with the least sales</text:p>
          </table:table-cell>
          <table:table-cell office:value-type="string" office:string-value="Apr" table:formula="of:=HLOOKUP([.F2];[.F2:.F11];1)" table:style-name="ce7">
            <text:p>Apr</text:p>
          </table:table-cell>
          <table:table-cell table:number-columns-repeated="2" table:style-name="ce7"/>
          <table:table-cell office:value-type="string" table:style-name="ce7">
            <text:p>Total Active months</text:p>
          </table:table-cell>
          <table:table-cell office:value-type="float" office:value="11" table:formula="of:=COUNTA([.C2:.M2])" table:style-name="ce11">
            <text:p>11</text:p>
          </table:table-cell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Amount incurred</text:p>
          </table:table-cell>
          <table:table-cell office:value-type="currency" office:value="812970" table:formula="of:=MIN([.C11:.M11])" table:style-name="ce7">
            <text:p>₦812,970.00</text:p>
          </table:table-cell>
          <table:table-cell table:number-columns-repeated="2" table:style-name="ce7"/>
          <table:table-cell office:value-type="string" table:style-name="ce9">
            <text:p>Amount incurred</text:p>
          </table:table-cell>
          <table:table-cell office:value-type="currency" office:value="238810" table:formula="of:=MIN([.C4:.M4])" table:style-name="ce7">
            <text:p>₦238,810.00</text:p>
          </table:table-cell>
          <table:table-cell table:number-columns-repeated="2" table:style-name="ce7"/>
          <table:table-cell office:value-type="string" table:style-name="ce7">
            <text:p>Total inactive months</text:p>
          </table:table-cell>
          <table:table-cell office:value-type="float" office:value="1" table:formula="of:=12-[.K15]" table:style-name="ce11">
            <text:p>1</text:p>
          </table:table-cell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number-rows-repeated="1048560" table:style-name="ro3">
          <table:table-cell table:number-columns-repeated="16384"/>
        </table:table-row>
      </table:table>
      <table:table table:name="Income_Ev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5" table:number-rows-spanned="1" table:style-name="ce12">
            <text:p>Events</text:p>
          </table:table-cell>
          <table:covered-table-cell table:number-columns-repeated="14"/>
          <table:table-cell table:style-name="ce1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Category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Social Events Ticket sale</text:p>
          </table:table-cell>
          <table:table-cell office:value-type="currency" office:value="400000" table:style-name="ce40">
            <text:p>₦400,000.00</text:p>
          </table:table-cell>
          <table:table-cell office:value-type="string" table:style-name="ce40">
            <text:p>-</text:p>
          </table:table-cell>
          <table:table-cell office:value-type="currency" office:value="600000" table:style-name="ce40">
            <text:p>₦600,000.00</text:p>
          </table:table-cell>
          <table:table-cell office:value-type="currency" office:value="450000" table:style-name="ce40">
            <text:p>₦450,000.00</text:p>
          </table:table-cell>
          <table:table-cell office:value-type="string" table:style-name="ce40">
            <text:p>-</text:p>
          </table:table-cell>
          <table:table-cell office:value-type="currency" office:value="140000" table:style-name="ce40">
            <text:p>₦140,000.00</text:p>
          </table:table-cell>
          <table:table-cell office:value-type="currency" office:value="120000" table:style-name="ce40">
            <text:p>₦120,000.00</text:p>
          </table:table-cell>
          <table:table-cell office:value-type="currency" office:value="200000" table:style-name="ce40">
            <text:p>₦200,000.00</text:p>
          </table:table-cell>
          <table:table-cell office:value-type="currency" office:value="567000" table:style-name="ce40">
            <text:p>₦567,000.00</text:p>
          </table:table-cell>
          <table:table-cell office:value-type="currency" office:value="800000" table:style-name="ce40">
            <text:p>₦800,000.00</text:p>
          </table:table-cell>
          <table:table-cell office:value-type="currency" office:value="110000" table:style-name="ce40">
            <text:p>₦110,000.00</text:p>
          </table:table-cell>
          <table:table-cell office:value-type="string" table:style-name="ce40">
            <text:p>-</text:p>
          </table:table-cell>
          <table:table-cell office:value-type="currency" office:value="3387000" table:formula="of:=SUM([.B4:.N4])" table:style-name="ce3">
            <text:p>₦3,387,0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Community Events Ticket sale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300000" table:style-name="ce40">
            <text:p>₦300,000.0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220000" table:style-name="ce40">
            <text:p>₦220,000.00</text:p>
          </table:table-cell>
          <table:table-cell office:value-type="string" table:style-name="ce40">
            <text:p>-</text:p>
          </table:table-cell>
          <table:table-cell table:style-name="ce40"/>
          <table:table-cell office:value-type="currency" office:value="150000" table:style-name="ce40">
            <text:p>₦150,000.0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0" table:style-name="ce40">
            <text:p>₦0.00</text:p>
          </table:table-cell>
          <table:table-cell office:value-type="currency" office:value="670000" table:formula="of:=SUM([.B5:.N5])" table:style-name="ce3">
            <text:p>₦670,0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Public Events Ticket sale</text:p>
          </table:table-cell>
          <table:table-cell office:value-type="currency" office:value="150000" table:style-name="ce40">
            <text:p>₦150,000.00</text:p>
          </table:table-cell>
          <table:table-cell office:value-type="currency" office:value="200000" table:style-name="ce40">
            <text:p>₦200,000.0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200000" table:style-name="ce40">
            <text:p>₦200,000.0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80000" table:style-name="ce40">
            <text:p>₦80,000.0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currency" office:value="60000" table:style-name="ce40">
            <text:p>₦60,000.00</text:p>
          </table:table-cell>
          <table:table-cell office:value-type="currency" office:value="0" table:style-name="ce40">
            <text:p>₦0.00</text:p>
          </table:table-cell>
          <table:table-cell office:value-type="currency" office:value="690000" table:formula="of:=SUM([.B6:.N6])" table:style-name="ce3">
            <text:p>₦690,0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Stall Rentals</text:p>
          </table:table-cell>
          <table:table-cell office:value-type="currency" office:value="320000" table:formula="of:=320000" table:style-name="ce41">
            <text:p>₦320,000.00</text:p>
          </table:table-cell>
          <table:table-cell office:value-type="currency" office:value="120000" table:style-name="ce41">
            <text:p>₦120,000.00</text:p>
          </table:table-cell>
          <table:table-cell office:value-type="currency" office:value="20000" table:style-name="ce41">
            <text:p>₦20,000.00</text:p>
          </table:table-cell>
          <table:table-cell office:value-type="currency" office:value="200000" table:style-name="ce41">
            <text:p>₦200,000.00</text:p>
          </table:table-cell>
          <table:table-cell office:value-type="currency" office:value="120000" table:style-name="ce41">
            <text:p>₦120,000.00</text:p>
          </table:table-cell>
          <table:table-cell office:value-type="currency" office:value="120000" table:style-name="ce41">
            <text:p>₦120,000.00</text:p>
          </table:table-cell>
          <table:table-cell office:value-type="currency" office:value="40000" table:style-name="ce41">
            <text:p>₦40,000.00</text:p>
          </table:table-cell>
          <table:table-cell office:value-type="currency" office:value="200000" table:style-name="ce41">
            <text:p>₦200,000.00</text:p>
          </table:table-cell>
          <table:table-cell office:value-type="currency" office:value="200000" table:style-name="ce41">
            <text:p>₦200,000.00</text:p>
          </table:table-cell>
          <table:table-cell office:value-type="currency" office:value="200000" table:style-name="ce41">
            <text:p>₦200,000.00</text:p>
          </table:table-cell>
          <table:table-cell office:value-type="currency" office:value="50000" table:style-name="ce41">
            <text:p>₦50,000.00</text:p>
          </table:table-cell>
          <table:table-cell office:value-type="currency" office:value="0" table:style-name="ce41">
            <text:p>₦0.00</text:p>
          </table:table-cell>
          <table:table-cell office:value-type="currency" office:value="1590000" table:formula="of:=SUM([.B7:.N7])" table:style-name="ce3">
            <text:p>₦1,590,0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Income: Events</text:p>
          </table:table-cell>
          <table:table-cell office:value-type="currency" office:value="870000" table:formula="of:=SUM([.C4:.C7])" table:style-name="ce41">
            <text:p>₦870,000.00</text:p>
          </table:table-cell>
          <table:table-cell office:value-type="currency" office:value="320000" table:formula="of:=SUM([.D4:.D7])" table:style-name="ce41">
            <text:p>₦320,000.00</text:p>
          </table:table-cell>
          <table:table-cell office:value-type="currency" office:value="920000" table:formula="of:=SUM([.E4:.E7])" table:style-name="ce41">
            <text:p>₦920,000.00</text:p>
          </table:table-cell>
          <table:table-cell office:value-type="currency" office:value="650000" table:formula="of:=SUM([.F4:.F7])" table:style-name="ce41">
            <text:p>₦650,000.00</text:p>
          </table:table-cell>
          <table:table-cell office:value-type="currency" office:value="320000" table:formula="of:=SUM([.G4:.G7])" table:style-name="ce41">
            <text:p>₦320,000.00</text:p>
          </table:table-cell>
          <table:table-cell office:value-type="currency" office:value="480000" table:formula="of:=SUM([.H4:.H7])" table:style-name="ce41">
            <text:p>₦480,000.00</text:p>
          </table:table-cell>
          <table:table-cell office:value-type="currency" office:value="160000" table:formula="of:=SUM([.I4:.I7])" table:style-name="ce41">
            <text:p>₦160,000.00</text:p>
          </table:table-cell>
          <table:table-cell office:value-type="currency" office:value="480000" table:formula="of:=SUM([.J4:.J7])" table:style-name="ce41">
            <text:p>₦480,000.00</text:p>
          </table:table-cell>
          <table:table-cell office:value-type="currency" office:value="917000" table:formula="of:=SUM([.K4:.K7])" table:style-name="ce41">
            <text:p>₦917,000.00</text:p>
          </table:table-cell>
          <table:table-cell office:value-type="currency" office:value="1000000" table:formula="of:=SUM([.L4:.L7])" table:style-name="ce41">
            <text:p>₦1,000,000.00</text:p>
          </table:table-cell>
          <table:table-cell office:value-type="currency" office:value="220000" table:formula="of:=SUM([.M4:.M7])" table:style-name="ce41">
            <text:p>₦220,000.00</text:p>
          </table:table-cell>
          <table:table-cell office:value-type="currency" office:value="0" table:formula="of:=SUM([.N4:.N7])" table:style-name="ce41">
            <text:p>₦0.00</text:p>
          </table:table-cell>
          <table:table-cell office:value-type="currency" office:value="6337000" table:formula="of:=SUM([.B8:.N8])" table:style-name="ce3">
            <text:p>₦6,337,0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12">
            <text:p>Events Summary</text:p>
          </table:table-cell>
          <table:covered-table-cell table:number-columns-repeated="15"/>
          <table:table-cell table:style-name="ce1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Month with the highest sales</text:p>
          </table:table-cell>
          <table:table-cell office:value-type="string" office:string-value="Oct" table:formula="of:=[.L2]" table:style-name="ce10">
            <text:p>Oct</text:p>
          </table:table-cell>
          <table:table-cell table:style-name="ce7"/>
          <table:table-cell table:style-name="ce1"/>
          <table:table-cell office:value-type="string" table:style-name="ce7">
            <text:p>Total Events</text:p>
          </table:table-cell>
          <table:table-cell office:value-type="float" office:value="19" table:formula="of:=COUNT([.C4:.N6])" table:style-name="ce14">
            <text:p>19</text:p>
          </table:table-cell>
          <table:table-cell table:style-name="ce7"/>
          <table:table-cell table:style-name="ce1"/>
          <table:table-cell table:number-columns-repeated="5" table:style-name="ce7"/>
          <table:table-cell table:number-columns-repeated="3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Highest amount of total sales</text:p>
          </table:table-cell>
          <table:table-cell office:value-type="currency" office:value="1000000" table:formula="of:=MAX([.C8:.N8])" table:style-name="ce7">
            <text:p>₦1,000,000.00</text:p>
          </table:table-cell>
          <table:table-cell table:number-columns-repeated="11" table:style-name="ce7"/>
          <table:table-cell table:number-columns-repeated="3" table:style-name="ce3"/>
          <table:table-cell table:number-columns-repeated="16367"/>
        </table:table-row>
        <table:table-row table:number-rows-repeated="1048565" table:style-name="ro3">
          <table:table-cell table:number-columns-repeated="16384"/>
        </table:table-row>
      </table:table>
      <table:table table:name="Income_Investments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4" table:number-columns-repeated="2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2" table:default-cell-style-name="ce1"/>
        <table:table-column table:style-name="co3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5" table:number-rows-spanned="1" table:style-name="ce12">
            <text:p>Investment</text:p>
          </table:table-cell>
          <table:covered-table-cell table:number-columns-repeated="14"/>
          <table:table-cell table:style-name="ce1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table:style-name="ce5"/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Real Estate</text:p>
          </table:table-cell>
          <table:table-cell office:value-type="string" table:style-name="ce42">
            <text:p>-</text:p>
          </table:table-cell>
          <table:table-cell office:value-type="currency" office:value="60000" table:style-name="ce42">
            <text:p>₦60,000.00</text:p>
          </table:table-cell>
          <table:table-cell office:value-type="string" table:style-name="ce42">
            <text:p>-</text:p>
          </table:table-cell>
          <table:table-cell office:value-type="currency" office:value="3500" table:style-name="ce42">
            <text:p>₦3,500.00</text:p>
          </table:table-cell>
          <table:table-cell office:value-type="currency" office:value="40000" table:style-name="ce42">
            <text:p>₦40,000.00</text:p>
          </table:table-cell>
          <table:table-cell office:value-type="string" table:style-name="ce42">
            <text:p>-</text:p>
          </table:table-cell>
          <table:table-cell office:value-type="currency" office:value="12000" table:style-name="ce42">
            <text:p>₦12,000.00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currency" office:value="35000" table:style-name="ce42">
            <text:p>₦35,000.00</text:p>
          </table:table-cell>
          <table:table-cell office:value-type="currency" office:value="0" table:style-name="ce42">
            <text:p>₦0.00</text:p>
          </table:table-cell>
          <table:table-cell office:value-type="currency" office:value="150500" table:formula="of:=SUM([.B4:.N4])" table:style-name="ce3">
            <text:p>₦150,5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Stocks</text:p>
          </table:table-cell>
          <table:table-cell office:value-type="currency" office:value="4000" table:style-name="ce42">
            <text:p>₦4,000.00</text:p>
          </table:table-cell>
          <table:table-cell office:value-type="currency" office:value="6500" table:style-name="ce42">
            <text:p>₦6,500.00</text:p>
          </table:table-cell>
          <table:table-cell office:value-type="currency" office:value="2000" table:style-name="ce42">
            <text:p>₦2,000.00</text:p>
          </table:table-cell>
          <table:table-cell office:value-type="currency" office:value="1000" table:style-name="ce42">
            <text:p>₦1,000.00</text:p>
          </table:table-cell>
          <table:table-cell office:value-type="currency" office:value="3000" table:style-name="ce42">
            <text:p>₦3,000.00</text:p>
          </table:table-cell>
          <table:table-cell office:value-type="currency" office:value="4000" table:style-name="ce42">
            <text:p>₦4,000.00</text:p>
          </table:table-cell>
          <table:table-cell office:value-type="currency" office:value="4500" table:style-name="ce42">
            <text:p>₦4,500.00</text:p>
          </table:table-cell>
          <table:table-cell office:value-type="currency" office:value="3000" table:style-name="ce42">
            <text:p>₦3,000.00</text:p>
          </table:table-cell>
          <table:table-cell office:value-type="currency" office:value="3000" table:style-name="ce42">
            <text:p>₦3,000.00</text:p>
          </table:table-cell>
          <table:table-cell office:value-type="currency" office:value="3800" table:style-name="ce42">
            <text:p>₦3,800.00</text:p>
          </table:table-cell>
          <table:table-cell office:value-type="currency" office:value="5000" table:style-name="ce42">
            <text:p>₦5,000.00</text:p>
          </table:table-cell>
          <table:table-cell office:value-type="currency" office:value="0" table:style-name="ce42">
            <text:p>₦0.00</text:p>
          </table:table-cell>
          <table:table-cell office:value-type="currency" office:value="39800" table:formula="of:=SUM([.B5:.N5])" table:style-name="ce3">
            <text:p>₦39,800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Income: Investments</text:p>
          </table:table-cell>
          <table:table-cell office:value-type="currency" office:value="4000" table:formula="of:=SUM([.C4:.C5])" table:style-name="ce43">
            <text:p>₦4,000.00</text:p>
          </table:table-cell>
          <table:table-cell office:value-type="currency" office:value="66500" table:formula="of:=SUM([.D4:.D5])" table:style-name="ce43">
            <text:p>₦66,500.00</text:p>
          </table:table-cell>
          <table:table-cell office:value-type="currency" office:value="2000" table:formula="of:=SUM([.E4:.E5])" table:style-name="ce43">
            <text:p>₦2,000.00</text:p>
          </table:table-cell>
          <table:table-cell office:value-type="currency" office:value="4500" table:formula="of:=SUM([.F4:.F5])" table:style-name="ce43">
            <text:p>₦4,500.00</text:p>
          </table:table-cell>
          <table:table-cell office:value-type="currency" office:value="43000" table:formula="of:=SUM([.G4:.G5])" table:style-name="ce43">
            <text:p>₦43,000.00</text:p>
          </table:table-cell>
          <table:table-cell office:value-type="currency" office:value="4000" table:formula="of:=SUM([.H4:.H5])" table:style-name="ce43">
            <text:p>₦4,000.00</text:p>
          </table:table-cell>
          <table:table-cell office:value-type="currency" office:value="16500" table:formula="of:=SUM([.I4:.I5])" table:style-name="ce43">
            <text:p>₦16,500.00</text:p>
          </table:table-cell>
          <table:table-cell office:value-type="currency" office:value="3000" table:formula="of:=SUM([.J4:.J5])" table:style-name="ce43">
            <text:p>₦3,000.00</text:p>
          </table:table-cell>
          <table:table-cell office:value-type="currency" office:value="3000" table:formula="of:=SUM([.K4:.K5])" table:style-name="ce43">
            <text:p>₦3,000.00</text:p>
          </table:table-cell>
          <table:table-cell office:value-type="currency" office:value="3800" table:formula="of:=SUM([.L4:.L5])" table:style-name="ce43">
            <text:p>₦3,800.00</text:p>
          </table:table-cell>
          <table:table-cell office:value-type="currency" office:value="40000" table:formula="of:=SUM([.M4:.M5])" table:style-name="ce43">
            <text:p>₦40,000.00</text:p>
          </table:table-cell>
          <table:table-cell office:value-type="currency" office:value="0" table:formula="of:=SUM([.N4:.N5])" table:style-name="ce43">
            <text:p>₦0.00</text:p>
          </table:table-cell>
          <table:table-cell office:value-type="currency" office:value="190300" table:formula="of:=SUM([.B6:.N6])" table:style-name="ce3">
            <text:p>₦190,3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12">
            <text:p>Investment Summary</text:p>
          </table:table-cell>
          <table:covered-table-cell table:number-columns-repeated="15"/>
          <table:table-cell table:style-name="ce1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Month with the highest sales</text:p>
          </table:table-cell>
          <table:table-cell office:value-type="string" office:string-value="Feb" table:formula="of:=[.D2]" table:style-name="ce10">
            <text:p>Feb</text:p>
          </table:table-cell>
          <table:table-cell table:style-name="ce7"/>
          <table:table-cell table:style-name="ce1"/>
          <table:table-cell office:value-type="string" table:style-name="ce7">
            <text:p>Total Investment recieved</text:p>
          </table:table-cell>
          <table:table-cell office:value-type="float" office:value="18" table:formula="of:=COUNT( [.C4:.N5])" table:style-name="ce14">
            <text:p>18</text:p>
          </table:table-cell>
          <table:table-cell table:style-name="ce7"/>
          <table:table-cell table:style-name="ce1"/>
          <table:table-cell table:number-columns-repeated="5" table:style-name="ce7"/>
          <table:table-cell table:number-columns-repeated="3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Highest amount of total sales</text:p>
          </table:table-cell>
          <table:table-cell office:value-type="currency" office:value="66500" table:formula="of:=MAX([.C6:.M6])" table:style-name="ce7">
            <text:p>₦66,500.00</text:p>
          </table:table-cell>
          <table:table-cell table:number-columns-repeated="11" table:style-name="ce7"/>
          <table:table-cell table:number-columns-repeated="3" table:style-name="ce3"/>
          <table:table-cell table:number-columns-repeated="16367"/>
        </table:table-row>
        <table:table-row table:number-rows-repeated="1048567" table:style-name="ro3">
          <table:table-cell table:number-columns-repeated="16384"/>
        </table:table-row>
      </table:table>
      <table:table table:name="Expenses" table:style-name="ta1">
        <table:table-column table:style-name="co1" table:default-cell-style-name="ce1"/>
        <table:table-column table:style-name="co2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4" table:number-columns-repeated="6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6" table:number-rows-spanned="1" table:style-name="ce12">
            <text:p>Expenses</text:p>
          </table:table-cell>
          <table:covered-table-cell table:number-columns-repeated="15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Category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Salaries &amp; Wages</text:p>
          </table:table-cell>
          <table:table-cell office:value-type="currency" office:value="342982" table:style-name="ce44">
            <text:p>₦342,982.00</text:p>
          </table:table-cell>
          <table:table-cell office:value-type="currency" office:value="342982" table:style-name="ce44">
            <text:p>₦342,982.00</text:p>
          </table:table-cell>
          <table:table-cell office:value-type="currency" office:value="342982" table:style-name="ce44">
            <text:p>₦342,982.00</text:p>
          </table:table-cell>
          <table:table-cell office:value-type="currency" office:value="342982" table:style-name="ce44">
            <text:p>₦342,982.00</text:p>
          </table:table-cell>
          <table:table-cell office:value-type="currency" office:value="302982" table:style-name="ce44">
            <text:p>₦302,982.00</text:p>
          </table:table-cell>
          <table:table-cell office:value-type="currency" office:value="302982" table:style-name="ce44">
            <text:p>₦302,982.00</text:p>
          </table:table-cell>
          <table:table-cell office:value-type="currency" office:value="342982" table:style-name="ce44">
            <text:p>₦342,982.00</text:p>
          </table:table-cell>
          <table:table-cell office:value-type="currency" office:value="322982" table:style-name="ce44">
            <text:p>₦322,982.00</text:p>
          </table:table-cell>
          <table:table-cell office:value-type="currency" office:value="322982" table:style-name="ce44">
            <text:p>₦322,982.00</text:p>
          </table:table-cell>
          <table:table-cell office:value-type="currency" office:value="362982" table:style-name="ce44">
            <text:p>₦362,982.00</text:p>
          </table:table-cell>
          <table:table-cell office:value-type="currency" office:value="362982" table:style-name="ce44">
            <text:p>₦362,982.00</text:p>
          </table:table-cell>
          <table:table-cell office:value-type="currency" office:value="0" table:style-name="ce44">
            <text:p>₦0.00</text:p>
          </table:table-cell>
          <table:table-cell office:value-type="currency" office:value="3692802" table:formula="of:=SUM([.C4:.N4])" table:style-name="ce7">
            <text:p>₦3,692,802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Depreciation</text:p>
          </table:table-cell>
          <table:table-cell office:value-type="currency" office:value="500" table:style-name="ce44">
            <text:p>₦500.00</text:p>
          </table:table-cell>
          <table:table-cell office:value-type="currency" office:value="525" table:style-name="ce44">
            <text:p>₦525.00</text:p>
          </table:table-cell>
          <table:table-cell office:value-type="currency" office:value="551" table:style-name="ce44">
            <text:p>₦551.00</text:p>
          </table:table-cell>
          <table:table-cell office:value-type="currency" office:value="579" table:style-name="ce44">
            <text:p>₦579.00</text:p>
          </table:table-cell>
          <table:table-cell office:value-type="currency" office:value="608" table:style-name="ce44">
            <text:p>₦608.00</text:p>
          </table:table-cell>
          <table:table-cell office:value-type="currency" office:value="638" table:style-name="ce44">
            <text:p>₦638.00</text:p>
          </table:table-cell>
          <table:table-cell office:value-type="currency" office:value="670" table:style-name="ce44">
            <text:p>₦670.00</text:p>
          </table:table-cell>
          <table:table-cell office:value-type="currency" office:value="456" table:style-name="ce44">
            <text:p>₦456.00</text:p>
          </table:table-cell>
          <table:table-cell office:value-type="currency" office:value="788" table:style-name="ce44">
            <text:p>₦788.00</text:p>
          </table:table-cell>
          <table:table-cell office:value-type="currency" office:value="897" table:style-name="ce44">
            <text:p>₦897.00</text:p>
          </table:table-cell>
          <table:table-cell office:value-type="currency" office:value="627" table:style-name="ce44">
            <text:p>₦627.00</text:p>
          </table:table-cell>
          <table:table-cell office:value-type="currency" office:value="0" table:style-name="ce44">
            <text:p>₦0.00</text:p>
          </table:table-cell>
          <table:table-cell office:value-type="currency" office:value="6839" table:formula="of:=SUM([.C5:.N5])" table:style-name="ce7">
            <text:p>₦6,839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Rent</text:p>
          </table:table-cell>
          <table:table-cell office:value-type="currency" office:value="15000" table:style-name="ce44">
            <text:p>₦15,000.00</text:p>
          </table:table-cell>
          <table:table-cell office:value-type="currency" office:value="15750" table:style-name="ce44">
            <text:p>₦15,750.00</text:p>
          </table:table-cell>
          <table:table-cell office:value-type="currency" office:value="16540" table:style-name="ce44">
            <text:p>₦16,540.00</text:p>
          </table:table-cell>
          <table:table-cell office:value-type="currency" office:value="17360" table:style-name="ce44">
            <text:p>₦17,360.00</text:p>
          </table:table-cell>
          <table:table-cell office:value-type="currency" office:value="18230" table:style-name="ce44">
            <text:p>₦18,230.00</text:p>
          </table:table-cell>
          <table:table-cell office:value-type="currency" office:value="19140" table:style-name="ce44">
            <text:p>₦19,140.00</text:p>
          </table:table-cell>
          <table:table-cell office:value-type="currency" office:value="20100" table:style-name="ce44">
            <text:p>₦20,100.00</text:p>
          </table:table-cell>
          <table:table-cell office:value-type="currency" office:value="17540" table:style-name="ce44">
            <text:p>₦17,540.00</text:p>
          </table:table-cell>
          <table:table-cell office:value-type="currency" office:value="16780" table:style-name="ce44">
            <text:p>₦16,780.00</text:p>
          </table:table-cell>
          <table:table-cell office:value-type="currency" office:value="16829" table:style-name="ce44">
            <text:p>₦16,829.00</text:p>
          </table:table-cell>
          <table:table-cell office:value-type="currency" office:value="15000" table:style-name="ce44">
            <text:p>₦15,000.00</text:p>
          </table:table-cell>
          <table:table-cell office:value-type="currency" office:value="0" table:style-name="ce44">
            <text:p>₦0.00</text:p>
          </table:table-cell>
          <table:table-cell office:value-type="currency" office:value="188269" table:formula="of:=SUM([.C6:.N6])" table:style-name="ce7">
            <text:p>₦188,269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Utilities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12300" table:style-name="ce44">
            <text:p>₦12,300.00</text:p>
          </table:table-cell>
          <table:table-cell office:value-type="currency" office:value="0" table:style-name="ce44">
            <text:p>₦0.00</text:p>
          </table:table-cell>
          <table:table-cell office:value-type="currency" office:value="135300" table:formula="of:=SUM([.C7:.N7])" table:style-name="ce7">
            <text:p>₦135,3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Telephone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6000" table:style-name="ce44">
            <text:p>₦6,000.00</text:p>
          </table:table-cell>
          <table:table-cell office:value-type="currency" office:value="0" table:style-name="ce44">
            <text:p>₦0.00</text:p>
          </table:table-cell>
          <table:table-cell office:value-type="currency" office:value="66000" table:formula="of:=SUM([.C8:.N8])" table:style-name="ce7">
            <text:p>₦66,000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Maintenance</text:p>
          </table:table-cell>
          <table:table-cell office:value-type="currency" office:value="1000" table:style-name="ce45">
            <text:p>₦1,000.00</text:p>
          </table:table-cell>
          <table:table-cell office:value-type="currency" office:value="1050" table:style-name="ce45">
            <text:p>₦1,050.00</text:p>
          </table:table-cell>
          <table:table-cell office:value-type="currency" office:value="1100" table:style-name="ce45">
            <text:p>₦1,100.00</text:p>
          </table:table-cell>
          <table:table-cell office:value-type="currency" office:value="1160" table:style-name="ce45">
            <text:p>₦1,160.00</text:p>
          </table:table-cell>
          <table:table-cell office:value-type="currency" office:value="1220" table:style-name="ce45">
            <text:p>₦1,220.00</text:p>
          </table:table-cell>
          <table:table-cell office:value-type="currency" office:value="1280" table:style-name="ce45">
            <text:p>₦1,280.00</text:p>
          </table:table-cell>
          <table:table-cell office:value-type="currency" office:value="1340" table:style-name="ce45">
            <text:p>₦1,340.00</text:p>
          </table:table-cell>
          <table:table-cell office:value-type="currency" office:value="1410" table:style-name="ce45">
            <text:p>₦1,410.00</text:p>
          </table:table-cell>
          <table:table-cell office:value-type="currency" office:value="1420" table:style-name="ce45">
            <text:p>₦1,420.00</text:p>
          </table:table-cell>
          <table:table-cell office:value-type="currency" office:value="1445" table:style-name="ce45">
            <text:p>₦1,445.00</text:p>
          </table:table-cell>
          <table:table-cell office:value-type="currency" office:value="1590" table:style-name="ce45">
            <text:p>₦1,590.00</text:p>
          </table:table-cell>
          <table:table-cell office:value-type="currency" office:value="0" table:style-name="ce45">
            <text:p>₦0.00</text:p>
          </table:table-cell>
          <table:table-cell office:value-type="currency" office:value="14015" table:formula="of:=SUM([.C9:.N9])" table:style-name="ce7">
            <text:p>₦14,015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Special Expense: Events</text:p>
          </table:table-cell>
          <table:table-cell office:value-type="currency" office:value="162396" table:formula="of:=[Expenses_Events.C6]" table:style-name="ce45">
            <text:p>₦162,396.00</text:p>
          </table:table-cell>
          <table:table-cell office:value-type="currency" office:value="140946" table:formula="of:=[Expenses_Events.D6]" table:style-name="ce45">
            <text:p>₦140,946.00</text:p>
          </table:table-cell>
          <table:table-cell office:value-type="currency" office:value="75810" table:formula="of:=[Expenses_Events.E6]" table:style-name="ce45">
            <text:p>₦75,810.00</text:p>
          </table:table-cell>
          <table:table-cell office:value-type="currency" office:value="98699" table:formula="of:=[Expenses_Events.F6]" table:style-name="ce45">
            <text:p>₦98,699.00</text:p>
          </table:table-cell>
          <table:table-cell office:value-type="currency" office:value="113092" table:formula="of:=[Expenses_Events.G6]" table:style-name="ce45">
            <text:p>₦113,092.00</text:p>
          </table:table-cell>
          <table:table-cell office:value-type="currency" office:value="112258" table:formula="of:=[Expenses_Events.H6]" table:style-name="ce45">
            <text:p>₦112,258.00</text:p>
          </table:table-cell>
          <table:table-cell office:value-type="currency" office:value="174537" table:formula="of:=[Expenses_Events.I6]" table:style-name="ce45">
            <text:p>₦174,537.00</text:p>
          </table:table-cell>
          <table:table-cell office:value-type="currency" office:value="83146" table:formula="of:=[Expenses_Events.J6]" table:style-name="ce45">
            <text:p>₦83,146.00</text:p>
          </table:table-cell>
          <table:table-cell office:value-type="currency" office:value="123816" table:formula="of:=[Expenses_Events.K6]" table:style-name="ce45">
            <text:p>₦123,816.00</text:p>
          </table:table-cell>
          <table:table-cell office:value-type="currency" office:value="72940" table:formula="of:=[Expenses_Events.L6]" table:style-name="ce45">
            <text:p>₦72,940.00</text:p>
          </table:table-cell>
          <table:table-cell office:value-type="currency" office:value="114586" table:formula="of:=[Expenses_Events.M6]" table:style-name="ce45">
            <text:p>₦114,586.00</text:p>
          </table:table-cell>
          <table:table-cell office:value-type="currency" office:value="0" table:formula="of:=[Expenses_Events.N6]" table:style-name="ce45">
            <text:p>₦0.00</text:p>
          </table:table-cell>
          <table:table-cell office:value-type="currency" office:value="1272226" table:formula="of:=SUM([.C10:.N10])" table:style-name="ce7">
            <text:p>₦1,272,226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Special Expense: Insurance</text:p>
          </table:table-cell>
          <table:table-cell office:value-type="currency" office:value="176582" table:formula="of:=[Expenses_Insurance.C6]" table:style-name="ce45">
            <text:p>₦176,582.00</text:p>
          </table:table-cell>
          <table:table-cell office:value-type="currency" office:value="197171" table:formula="of:=[Expenses_Insurance.D6]" table:style-name="ce45">
            <text:p>₦197,171.00</text:p>
          </table:table-cell>
          <table:table-cell office:value-type="currency" office:value="190086" table:formula="of:=[Expenses_Insurance.E6]" table:style-name="ce45">
            <text:p>₦190,086.00</text:p>
          </table:table-cell>
          <table:table-cell office:value-type="currency" office:value="246221" table:formula="of:=[Expenses_Insurance.F6]" table:style-name="ce45">
            <text:p>₦246,221.00</text:p>
          </table:table-cell>
          <table:table-cell office:value-type="currency" office:value="244472" table:formula="of:=[Expenses_Insurance.G6]" table:style-name="ce45">
            <text:p>₦244,472.00</text:p>
          </table:table-cell>
          <table:table-cell office:value-type="currency" office:value="188255" table:formula="of:=[Expenses_Insurance.H6]" table:style-name="ce45">
            <text:p>₦188,255.00</text:p>
          </table:table-cell>
          <table:table-cell office:value-type="currency" office:value="170664" table:formula="of:=[Expenses_Insurance.I6]" table:style-name="ce45">
            <text:p>₦170,664.00</text:p>
          </table:table-cell>
          <table:table-cell office:value-type="currency" office:value="290850" table:formula="of:=[Expenses_Insurance.J6]" table:style-name="ce45">
            <text:p>₦290,850.00</text:p>
          </table:table-cell>
          <table:table-cell office:value-type="currency" office:value="183402" table:formula="of:=[Expenses_Insurance.K6]" table:style-name="ce45">
            <text:p>₦183,402.00</text:p>
          </table:table-cell>
          <table:table-cell office:value-type="currency" office:value="136494" table:formula="of:=[Expenses_Insurance.L6]" table:style-name="ce45">
            <text:p>₦136,494.00</text:p>
          </table:table-cell>
          <table:table-cell office:value-type="currency" office:value="249286" table:formula="of:=[Expenses_Insurance.M6]" table:style-name="ce45">
            <text:p>₦249,286.00</text:p>
          </table:table-cell>
          <table:table-cell office:value-type="currency" office:value="0" table:style-name="ce45">
            <text:p>₦0.00</text:p>
          </table:table-cell>
          <table:table-cell office:value-type="currency" office:value="2273483" table:formula="of:=SUM([.C11:.N11])" table:style-name="ce7">
            <text:p>₦2,273,483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Gross Expense</text:p>
          </table:table-cell>
          <table:table-cell office:value-type="currency" office:value="716760" table:formula="of:=SUM([.C3:.C11])" table:style-name="ce45">
            <text:p>₦716,760.00</text:p>
          </table:table-cell>
          <table:table-cell office:value-type="currency" office:value="716724" table:formula="of:=SUM([.D3:.D11])" table:style-name="ce45">
            <text:p>₦716,724.00</text:p>
          </table:table-cell>
          <table:table-cell office:value-type="currency" office:value="645369" table:formula="of:=SUM([.E3:.E11])" table:style-name="ce45">
            <text:p>₦645,369.00</text:p>
          </table:table-cell>
          <table:table-cell office:value-type="currency" office:value="725301" table:formula="of:=SUM([.F3:.F11])" table:style-name="ce45">
            <text:p>₦725,301.00</text:p>
          </table:table-cell>
          <table:table-cell office:value-type="currency" office:value="698904" table:formula="of:=SUM([.G3:.G11])" table:style-name="ce45">
            <text:p>₦698,904.00</text:p>
          </table:table-cell>
          <table:table-cell office:value-type="currency" office:value="642853" table:formula="of:=SUM([.H3:.H11])" table:style-name="ce45">
            <text:p>₦642,853.00</text:p>
          </table:table-cell>
          <table:table-cell office:value-type="currency" office:value="728593" table:formula="of:=SUM([.I3:.I11])" table:style-name="ce45">
            <text:p>₦728,593.00</text:p>
          </table:table-cell>
          <table:table-cell office:value-type="currency" office:value="734684" table:formula="of:=SUM([.J3:.J11])" table:style-name="ce45">
            <text:p>₦734,684.00</text:p>
          </table:table-cell>
          <table:table-cell office:value-type="currency" office:value="667488" table:formula="of:=SUM([.K3:.K11])" table:style-name="ce45">
            <text:p>₦667,488.00</text:p>
          </table:table-cell>
          <table:table-cell office:value-type="currency" office:value="609887" table:formula="of:=SUM([.L3:.L11])" table:style-name="ce45">
            <text:p>₦609,887.00</text:p>
          </table:table-cell>
          <table:table-cell office:value-type="currency" office:value="762371" table:formula="of:=SUM([.M3:.M11])" table:style-name="ce45">
            <text:p>₦762,371.00</text:p>
          </table:table-cell>
          <table:table-cell office:value-type="currency" office:value="0" table:formula="of:=SUM([.N3:.N11])" table:style-name="ce45">
            <text:p>₦0.00</text:p>
          </table:table-cell>
          <table:table-cell office:value-type="currency" office:value="7648934" table:formula="of:=SUM([.C12:.N12])" table:style-name="ce7">
            <text:p>₦7,648,934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2">
            <text:p>Expense Summary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The month with the highest expense</text:p>
          </table:table-cell>
          <table:table-cell office:value-type="string" table:style-name="ce10">
            <text:p>Nov</text:p>
          </table:table-cell>
          <table:table-cell table:number-columns-repeated="2" table:style-name="ce7"/>
          <table:table-cell table:style-name="ce1"/>
          <table:table-cell office:value-type="string" table:style-name="ce7">
            <text:p>Total Active months</text:p>
          </table:table-cell>
          <table:table-cell office:value-type="float" office:value="11" table:formula="of:=COUNTA([.C2:.M2])" table:style-name="ce11">
            <text:p>11</text:p>
          </table:table-cell>
          <table:table-cell table:number-columns-repeated="3" table:style-name="ce1"/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Amount incurred</text:p>
          </table:table-cell>
          <table:table-cell office:value-type="currency" office:value="762371" table:formula="of:=MAX([.C12:.M12])" table:style-name="ce10">
            <text:p>₦762,371.0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Total inactive months</text:p>
          </table:table-cell>
          <table:table-cell office:value-type="float" office:value="1" table:formula="of:=12-[.H14]" table:style-name="ce11">
            <text:p>1</text:p>
          </table:table-cell>
          <table:table-cell table:number-columns-repeated="3" table:style-name="ce1"/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The month with the least Expense</text:p>
          </table:table-cell>
          <table:table-cell office:value-type="string" table:style-name="ce11">
            <text:p>Oct</text:p>
          </table:table-cell>
          <table:table-cell table:number-columns-repeated="3" table:style-name="ce7"/>
          <table:table-cell table:number-columns-repeated="5" table:style-name="ce1"/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Amount incurred</text:p>
          </table:table-cell>
          <table:table-cell office:value-type="currency" office:value="609887" table:formula="of:=MIN([.C12:.M12])" table:style-name="ce10">
            <text:p>₦609,887.00</text:p>
          </table:table-cell>
          <table:table-cell table:number-columns-repeated="3" table:style-name="ce7"/>
          <table:table-cell table:number-columns-repeated="5" table:style-name="ce1"/>
          <table:table-cell table:number-columns-repeated="4" table:style-name="ce7"/>
          <table:table-cell table:number-columns-repeated="2" table:style-name="ce3"/>
          <table:table-cell table:number-columns-repeated="16367"/>
        </table:table-row>
        <table:table-row table:number-rows-repeated="1048559" table:style-name="ro3">
          <table:table-cell table:number-columns-repeated="16384"/>
        </table:table-row>
      </table:table>
      <table:table table:name="Expenses_Events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4" table:number-columns-repeated="2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2" table:default-cell-style-name="ce1"/>
        <table:table-column table:style-name="co3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5" table:number-rows-spanned="1" table:style-name="ce12">
            <text:p>Events Cost</text:p>
          </table:table-cell>
          <table:covered-table-cell table:number-columns-repeated="14"/>
          <table:table-cell table:style-name="ce1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Category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Expense 1</text:p>
          </table:table-cell>
          <table:table-cell office:value-type="currency" office:value="74108" table:style-name="ce46">
            <text:p>₦74,108.00</text:p>
          </table:table-cell>
          <table:table-cell office:value-type="currency" office:value="94046" table:style-name="ce46">
            <text:p>₦94,046.00</text:p>
          </table:table-cell>
          <table:table-cell office:value-type="currency" office:value="28199" table:style-name="ce46">
            <text:p>₦28,199.00</text:p>
          </table:table-cell>
          <table:table-cell office:value-type="currency" office:value="44410" table:style-name="ce46">
            <text:p>₦44,410.00</text:p>
          </table:table-cell>
          <table:table-cell office:value-type="currency" office:value="35937" table:style-name="ce46">
            <text:p>₦35,937.00</text:p>
          </table:table-cell>
          <table:table-cell office:value-type="currency" office:value="30706" table:style-name="ce46">
            <text:p>₦30,706.00</text:p>
          </table:table-cell>
          <table:table-cell office:value-type="currency" office:value="78653" table:style-name="ce46">
            <text:p>₦78,653.00</text:p>
          </table:table-cell>
          <table:table-cell office:value-type="currency" office:value="20585" table:style-name="ce46">
            <text:p>₦20,585.00</text:p>
          </table:table-cell>
          <table:table-cell office:value-type="currency" office:value="30722" table:style-name="ce46">
            <text:p>₦30,722.00</text:p>
          </table:table-cell>
          <table:table-cell office:value-type="currency" office:value="35006" table:style-name="ce46">
            <text:p>₦35,006.00</text:p>
          </table:table-cell>
          <table:table-cell office:value-type="currency" office:value="22062" table:style-name="ce46">
            <text:p>₦22,062.00</text:p>
          </table:table-cell>
          <table:table-cell office:value-type="string" table:style-name="ce46">
            <text:p>\-</text:p>
          </table:table-cell>
          <table:table-cell office:value-type="currency" office:value="494434" table:formula="of:=SUM([.C4:.N4])" table:style-name="ce47">
            <text:p>₦494,434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Expense 2</text:p>
          </table:table-cell>
          <table:table-cell office:value-type="currency" office:value="88288" table:style-name="ce46">
            <text:p>₦88,288.00</text:p>
          </table:table-cell>
          <table:table-cell office:value-type="currency" office:value="46900" table:style-name="ce46">
            <text:p>₦46,900.00</text:p>
          </table:table-cell>
          <table:table-cell office:value-type="currency" office:value="47611" table:style-name="ce46">
            <text:p>₦47,611.00</text:p>
          </table:table-cell>
          <table:table-cell office:value-type="currency" office:value="54289" table:style-name="ce46">
            <text:p>₦54,289.00</text:p>
          </table:table-cell>
          <table:table-cell office:value-type="currency" office:value="77155" table:style-name="ce46">
            <text:p>₦77,155.00</text:p>
          </table:table-cell>
          <table:table-cell office:value-type="currency" office:value="81552" table:style-name="ce46">
            <text:p>₦81,552.00</text:p>
          </table:table-cell>
          <table:table-cell office:value-type="currency" office:value="95884" table:style-name="ce46">
            <text:p>₦95,884.00</text:p>
          </table:table-cell>
          <table:table-cell office:value-type="currency" office:value="62561" table:style-name="ce46">
            <text:p>₦62,561.00</text:p>
          </table:table-cell>
          <table:table-cell office:value-type="currency" office:value="93094" table:style-name="ce46">
            <text:p>₦93,094.00</text:p>
          </table:table-cell>
          <table:table-cell office:value-type="currency" office:value="37934" table:style-name="ce46">
            <text:p>₦37,934.00</text:p>
          </table:table-cell>
          <table:table-cell office:value-type="currency" office:value="92524" table:style-name="ce46">
            <text:p>₦92,524.00</text:p>
          </table:table-cell>
          <table:table-cell office:value-type="string" table:style-name="ce46">
            <text:p>-</text:p>
          </table:table-cell>
          <table:table-cell office:value-type="currency" office:value="777792" table:formula="of:=SUM([.C5:.N5])" table:style-name="ce47">
            <text:p>₦777,792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Expenses: Events</text:p>
          </table:table-cell>
          <table:table-cell office:value-type="currency" office:value="162396" table:formula="of:=SUM([.C4:.C5])" table:style-name="ce47">
            <text:p>₦162,396.00</text:p>
          </table:table-cell>
          <table:table-cell office:value-type="currency" office:value="140946" table:formula="of:=SUM([.D4:.D5])" table:style-name="ce47">
            <text:p>₦140,946.00</text:p>
          </table:table-cell>
          <table:table-cell office:value-type="currency" office:value="75810" table:formula="of:=SUM([.E4:.E5])" table:style-name="ce47">
            <text:p>₦75,810.00</text:p>
          </table:table-cell>
          <table:table-cell office:value-type="currency" office:value="98699" table:formula="of:=SUM([.F4:.F5])" table:style-name="ce47">
            <text:p>₦98,699.00</text:p>
          </table:table-cell>
          <table:table-cell office:value-type="currency" office:value="113092" table:formula="of:=SUM([.G4:.G5])" table:style-name="ce47">
            <text:p>₦113,092.00</text:p>
          </table:table-cell>
          <table:table-cell office:value-type="currency" office:value="112258" table:formula="of:=SUM([.H4:.H5])" table:style-name="ce47">
            <text:p>₦112,258.00</text:p>
          </table:table-cell>
          <table:table-cell office:value-type="currency" office:value="174537" table:formula="of:=SUM([.I4:.I5])" table:style-name="ce47">
            <text:p>₦174,537.00</text:p>
          </table:table-cell>
          <table:table-cell office:value-type="currency" office:value="83146" table:formula="of:=SUM([.J4:.J5])" table:style-name="ce47">
            <text:p>₦83,146.00</text:p>
          </table:table-cell>
          <table:table-cell office:value-type="currency" office:value="123816" table:formula="of:=SUM([.K4:.K5])" table:style-name="ce47">
            <text:p>₦123,816.00</text:p>
          </table:table-cell>
          <table:table-cell office:value-type="currency" office:value="72940" table:formula="of:=SUM([.L4:.L5])" table:style-name="ce47">
            <text:p>₦72,940.00</text:p>
          </table:table-cell>
          <table:table-cell office:value-type="currency" office:value="114586" table:formula="of:=SUM([.M4:.M5])" table:style-name="ce47">
            <text:p>₦114,586.00</text:p>
          </table:table-cell>
          <table:table-cell office:value-type="currency" office:value="0" table:formula="of:=SUM([.N4:.N5])" table:style-name="ce47">
            <text:p>₦0.00</text:p>
          </table:table-cell>
          <table:table-cell office:value-type="currency" office:value="1272226" table:formula="of:=SUM([.O4:.O5])" table:style-name="ce47">
            <text:p>₦1,272,226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12">
            <text:p>Cost Summary</text:p>
          </table:table-cell>
          <table:covered-table-cell table:number-columns-repeated="15"/>
          <table:table-cell table:style-name="ce1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Highest cost of event expense</text:p>
          </table:table-cell>
          <table:table-cell office:value-type="currency" office:value="174537" table:formula="of:=MAX([.C6:.N6])" table:style-name="ce7">
            <text:p>₦174,537.00</text:p>
          </table:table-cell>
          <table:table-cell table:style-name="ce7"/>
          <table:table-cell table:style-name="ce1"/>
          <table:table-cell office:value-type="string" table:style-name="ce7">
            <text:p>Total count of costs</text:p>
          </table:table-cell>
          <table:table-cell office:value-type="float" office:value="22" table:formula="of:=COUNT([.C4:.N5])" table:style-name="ce11">
            <text:p>22</text:p>
          </table:table-cell>
          <table:table-cell table:style-name="ce7"/>
          <table:table-cell table:style-name="ce1"/>
          <table:table-cell table:number-columns-repeated="5" table:style-name="ce7"/>
          <table:table-cell table:number-columns-repeated="3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Month with the highest sales</text:p>
          </table:table-cell>
          <table:table-cell office:value-type="string" table:style-name="ce10">
            <text:p>Jul</text:p>
          </table:table-cell>
          <table:table-cell table:number-columns-repeated="11" table:style-name="ce7"/>
          <table:table-cell table:number-columns-repeated="3" table:style-name="ce3"/>
          <table:table-cell table:number-columns-repeated="16367"/>
        </table:table-row>
        <table:table-row table:number-rows-repeated="1048567" table:style-name="ro3">
          <table:table-cell table:number-columns-repeated="16384"/>
        </table:table-row>
      </table:table>
      <table:table table:name="Expenses_Insurance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4" table:number-columns-repeated="2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2" table:default-cell-style-name="ce1"/>
        <table:table-column table:style-name="co3" table:default-cell-style-name="ce1"/>
        <table:table-column table:style-name="co10" table:number-columns-repeated="100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15" table:number-rows-spanned="1" table:style-name="ce12">
            <text:p>Insurance Cost</text:p>
          </table:table-cell>
          <table:covered-table-cell table:number-columns-repeated="14"/>
          <table:table-cell table:style-name="ce1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4">
            <text:p>Jan</text:p>
          </table:table-cell>
          <table:table-cell office:value-type="string" table:style-name="ce4">
            <text:p>Feb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Apr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n</text:p>
          </table:table-cell>
          <table:table-cell office:value-type="string" table:style-name="ce4">
            <text:p>Jul</text:p>
          </table:table-cell>
          <table:table-cell office:value-type="string" table:style-name="ce4">
            <text:p>Aug</text:p>
          </table:table-cell>
          <table:table-cell office:value-type="string" table:style-name="ce4">
            <text:p>Sep</text:p>
          </table:table-cell>
          <table:table-cell office:value-type="string" table:style-name="ce4">
            <text:p>Oct</text:p>
          </table:table-cell>
          <table:table-cell office:value-type="string" table:style-name="ce4">
            <text:p>Nov</text:p>
          </table:table-cell>
          <table:table-cell office:value-type="string" table:style-name="ce4">
            <text:p>Dec</text:p>
          </table:table-cell>
          <table:table-cell office:value-type="string" table:style-name="ce4">
            <text:p>YTD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5">
            <text:p>Category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office:value-type="string" table:style-name="ce6">
            <text:p>Amount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Expense 1</text:p>
          </table:table-cell>
          <table:table-cell office:value-type="currency" office:value="132283" table:style-name="ce48">
            <text:p>₦132,283.00</text:p>
          </table:table-cell>
          <table:table-cell office:value-type="currency" office:value="116015" table:style-name="ce48">
            <text:p>₦116,015.00</text:p>
          </table:table-cell>
          <table:table-cell office:value-type="currency" office:value="146099" table:style-name="ce48">
            <text:p>₦146,099.00</text:p>
          </table:table-cell>
          <table:table-cell office:value-type="currency" office:value="177483" table:style-name="ce48">
            <text:p>₦177,483.00</text:p>
          </table:table-cell>
          <table:table-cell office:value-type="currency" office:value="184741" table:style-name="ce48">
            <text:p>₦184,741.00</text:p>
          </table:table-cell>
          <table:table-cell office:value-type="currency" office:value="99758" table:style-name="ce48">
            <text:p>₦99,758.00</text:p>
          </table:table-cell>
          <table:table-cell office:value-type="currency" office:value="137385" table:style-name="ce48">
            <text:p>₦137,385.00</text:p>
          </table:table-cell>
          <table:table-cell office:value-type="currency" office:value="147740" table:style-name="ce48">
            <text:p>₦147,740.00</text:p>
          </table:table-cell>
          <table:table-cell office:value-type="currency" office:value="156845" table:style-name="ce48">
            <text:p>₦156,845.00</text:p>
          </table:table-cell>
          <table:table-cell office:value-type="currency" office:value="69876" table:style-name="ce48">
            <text:p>₦69,876.00</text:p>
          </table:table-cell>
          <table:table-cell office:value-type="currency" office:value="140211" table:style-name="ce48">
            <text:p>₦140,211.00</text:p>
          </table:table-cell>
          <table:table-cell office:value-type="string" table:style-name="ce48">
            <text:p>-</text:p>
          </table:table-cell>
          <table:table-cell office:value-type="currency" office:value="1508436" table:formula="of:=SUM([.C4:.N4])" table:style-name="ce3">
            <text:p>₦1,508,436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3"/>
          <table:table-cell office:value-type="string" table:style-name="ce8">
            <text:p>Expense 2</text:p>
          </table:table-cell>
          <table:table-cell office:value-type="currency" office:value="44299" table:style-name="ce48">
            <text:p>₦44,299.00</text:p>
          </table:table-cell>
          <table:table-cell office:value-type="currency" office:value="81156" table:style-name="ce48">
            <text:p>₦81,156.00</text:p>
          </table:table-cell>
          <table:table-cell office:value-type="currency" office:value="43987" table:style-name="ce48">
            <text:p>₦43,987.00</text:p>
          </table:table-cell>
          <table:table-cell office:value-type="currency" office:value="68738" table:style-name="ce48">
            <text:p>₦68,738.00</text:p>
          </table:table-cell>
          <table:table-cell office:value-type="currency" office:value="59731" table:style-name="ce48">
            <text:p>₦59,731.00</text:p>
          </table:table-cell>
          <table:table-cell office:value-type="currency" office:value="88497" table:style-name="ce48">
            <text:p>₦88,497.00</text:p>
          </table:table-cell>
          <table:table-cell office:value-type="currency" office:value="33279" table:style-name="ce48">
            <text:p>₦33,279.00</text:p>
          </table:table-cell>
          <table:table-cell office:value-type="currency" office:value="143110" table:style-name="ce48">
            <text:p>₦143,110.00</text:p>
          </table:table-cell>
          <table:table-cell office:value-type="currency" office:value="26557" table:style-name="ce48">
            <text:p>₦26,557.00</text:p>
          </table:table-cell>
          <table:table-cell office:value-type="currency" office:value="66618" table:style-name="ce48">
            <text:p>₦66,618.00</text:p>
          </table:table-cell>
          <table:table-cell office:value-type="currency" office:value="109075" table:style-name="ce48">
            <text:p>₦109,075.00</text:p>
          </table:table-cell>
          <table:table-cell office:value-type="string" table:style-name="ce48">
            <text:p>-</text:p>
          </table:table-cell>
          <table:table-cell office:value-type="currency" office:value="765047" table:formula="of:=SUM([.C5:.N5])" table:style-name="ce3">
            <text:p>₦765,047.00</text:p>
          </table:table-cell>
          <table:table-cell table:style-name="ce5"/>
          <table:table-cell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8">
            <text:p>Expenses: Insurance</text:p>
          </table:table-cell>
          <table:table-cell office:value-type="currency" office:value="176582" table:formula="of:=SUM([.C4:.C5])" table:style-name="ce49">
            <text:p>₦176,582.00</text:p>
          </table:table-cell>
          <table:table-cell office:value-type="currency" office:value="197171" table:formula="of:=SUM([.D4:.D5])" table:style-name="ce49">
            <text:p>₦197,171.00</text:p>
          </table:table-cell>
          <table:table-cell office:value-type="currency" office:value="190086" table:formula="of:=SUM([.E4:.E5])" table:style-name="ce49">
            <text:p>₦190,086.00</text:p>
          </table:table-cell>
          <table:table-cell office:value-type="currency" office:value="246221" table:formula="of:=SUM([.F4:.F5])" table:style-name="ce49">
            <text:p>₦246,221.00</text:p>
          </table:table-cell>
          <table:table-cell office:value-type="currency" office:value="244472" table:formula="of:=SUM([.G4:.G5])" table:style-name="ce49">
            <text:p>₦244,472.00</text:p>
          </table:table-cell>
          <table:table-cell office:value-type="currency" office:value="188255" table:formula="of:=SUM([.H4:.H5])" table:style-name="ce49">
            <text:p>₦188,255.00</text:p>
          </table:table-cell>
          <table:table-cell office:value-type="currency" office:value="170664" table:formula="of:=SUM([.I4:.I5])" table:style-name="ce49">
            <text:p>₦170,664.00</text:p>
          </table:table-cell>
          <table:table-cell office:value-type="currency" office:value="290850" table:formula="of:=SUM([.J4:.J5])" table:style-name="ce49">
            <text:p>₦290,850.00</text:p>
          </table:table-cell>
          <table:table-cell office:value-type="currency" office:value="183402" table:formula="of:=SUM([.K4:.K5])" table:style-name="ce49">
            <text:p>₦183,402.00</text:p>
          </table:table-cell>
          <table:table-cell office:value-type="currency" office:value="136494" table:formula="of:=SUM([.L4:.L5])" table:style-name="ce49">
            <text:p>₦136,494.00</text:p>
          </table:table-cell>
          <table:table-cell office:value-type="currency" office:value="249286" table:formula="of:=SUM([.M4:.M5])" table:style-name="ce49">
            <text:p>₦249,286.00</text:p>
          </table:table-cell>
          <table:table-cell office:value-type="currency" office:value="0" table:formula="of:=SUM([.N4:.N5])" table:style-name="ce49">
            <text:p>₦0.00</text:p>
          </table:table-cell>
          <table:table-cell office:value-type="currency" office:value="2273483" table:formula="of:=SUM([.O4:.O5])" table:style-name="ce49">
            <text:p>₦2,273,483.00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12">
            <text:p>Cost Summary</text:p>
          </table:table-cell>
          <table:covered-table-cell table:number-columns-repeated="15"/>
          <table:table-cell table:style-name="ce1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Highest investment cost incurred</text:p>
          </table:table-cell>
          <table:table-cell office:value-type="currency" office:value="290850" table:formula="of:=MAX([.C6:.N6])" table:style-name="ce7">
            <text:p>₦290,850.00</text:p>
          </table:table-cell>
          <table:table-cell table:style-name="ce7"/>
          <table:table-cell table:style-name="ce1"/>
          <table:table-cell office:value-type="string" table:style-name="ce7">
            <text:p>Total cost of investment expense</text:p>
          </table:table-cell>
          <table:table-cell office:value-type="float" office:value="22" table:formula="of:=COUNT([.C4:.N5])" table:style-name="ce14">
            <text:p>22</text:p>
          </table:table-cell>
          <table:table-cell table:style-name="ce7"/>
          <table:table-cell table:style-name="ce1"/>
          <table:table-cell table:number-columns-repeated="5" table:style-name="ce7"/>
          <table:table-cell table:number-columns-repeated="3" table:style-name="ce3"/>
          <table:table-cell table:number-columns-repeated="16367"/>
        </table:table-row>
        <table:table-row table:style-name="ro2">
          <table:table-cell table:style-name="ce7"/>
          <table:table-cell office:value-type="string" table:style-name="ce9">
            <text:p>Month with the highest sales</text:p>
          </table:table-cell>
          <table:table-cell office:value-type="string" table:style-name="ce10">
            <text:p>Aug</text:p>
          </table:table-cell>
          <table:table-cell table:number-columns-repeated="11" table:style-name="ce7"/>
          <table:table-cell table:number-columns-repeated="3" table:style-name="ce3"/>
          <table:table-cell table:number-columns-repeated="16367"/>
        </table:table-row>
        <table:table-row table:number-rows-repeated="1048567" table:style-name="ro3">
          <table:table-cell table:number-columns-repeated="16384"/>
        </table:table-row>
      </table:table>
      <table:table table:name="Month_Summary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10" table:number-columns-repeated="1011" table:default-cell-style-name="ce1"/>
        <table:table-column table:style-name="co11" table:number-columns-repeated="15360" table:default-cell-style-name="ce1"/>
        <table:table-row table:number-rows-repeated="2" table:style-name="ro3">
          <table:table-cell table:number-columns-repeated="16384"/>
        </table:table-row>
        <table:table-row table:style-name="ro4">
          <table:table-cell table:number-columns-repeated="4" table:style-name="ce1"/>
          <table:table-cell office:value-type="string" table:number-columns-spanned="6" table:number-rows-spanned="2" table:style-name="ce33">
            <text:p>Analytical Monthly Summary</text:p>
          </table:table-cell>
          <table:covered-table-cell table:number-columns-repeated="5"/>
          <table:table-cell table:number-columns-repeated="16374" table:style-name="ce1"/>
        </table:table-row>
        <table:table-row table:style-name="ro4">
          <table:table-cell table:number-columns-repeated="4" table:style-name="ce1"/>
          <table:covered-table-cell/>
          <table:covered-table-cell table:number-columns-repeated="5"/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5">
          <table:table-cell table:style-name="ce15"/>
          <table:table-cell office:value-type="string" table:number-columns-spanned="5" table:number-rows-spanned="1" table:style-name="ce34">
            <text:p>Income Summary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35">
            <text:p>Expense Summary</text:p>
          </table:table-cell>
          <table:covered-table-cell table:number-columns-repeated="4"/>
          <table:table-cell table:style-name="ce16"/>
          <table:table-cell table:number-columns-repeated="16371"/>
        </table:table-row>
        <table:table-row table:style-name="ro4">
          <table:table-cell table:style-name="ce17"/>
          <table:table-cell office:value-type="string" table:style-name="ce18">
            <text:p>Month</text:p>
          </table:table-cell>
          <table:table-cell office:value-type="string" table:style-name="ce18">
            <text:p>Sales</text:p>
          </table:table-cell>
          <table:table-cell office:value-type="string" table:style-name="ce18">
            <text:p>Net sales</text:p>
          </table:table-cell>
          <table:table-cell office:value-type="string" table:style-name="ce18">
            <text:p>less Cost of goods sold</text:p>
          </table:table-cell>
          <table:table-cell office:value-type="string" table:style-name="ce18">
            <text:p>Gross Income</text:p>
          </table:table-cell>
          <table:table-cell table:style-name="ce1"/>
          <table:table-cell office:value-type="string" table:style-name="ce18">
            <text:p>Month</text:p>
          </table:table-cell>
          <table:table-cell office:value-type="string" table:style-name="ce18">
            <text:p>Salaries &amp; Wages</text:p>
          </table:table-cell>
          <table:table-cell office:value-type="string" table:style-name="ce18">
            <text:p>Special Expense: Events</text:p>
          </table:table-cell>
          <table:table-cell office:value-type="string" table:style-name="ce18">
            <text:p>Special Expense: Insurance</text:p>
          </table:table-cell>
          <table:table-cell office:value-type="string" table:style-name="ce18">
            <text:p>Gross Expense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Jan</text:p>
          </table:table-cell>
          <table:table-cell office:value-type="currency" office:value="500000" table:formula="of:=VLOOKUP([.$C$7];[Income.B4:.N4];2)" table:style-name="ce20">
            <text:p>₦500,000.00</text:p>
          </table:table-cell>
          <table:table-cell office:value-type="currency" office:value="1369000" table:formula="of:=VLOOKUP([.$D$7];[Income.$B$9:.$N$9];2)" table:style-name="ce20">
            <text:p>₦1,369,000.00</text:p>
          </table:table-cell>
          <table:table-cell office:value-type="currency" office:value="-20000" table:formula="of:=VLOOKUP([.$E$7];[Income.$B$10:.$O$10];2)" table:style-name="ce20">
            <text:p>-₦20,000.00</text:p>
          </table:table-cell>
          <table:table-cell office:value-type="currency" office:value="1349000" table:formula="of:=VLOOKUP([.$F$7];[Income.$B$11:.$N$11];2)" table:style-name="ce20">
            <text:p>₦1,349,000.00</text:p>
          </table:table-cell>
          <table:table-cell table:style-name="ce1"/>
          <table:table-cell office:value-type="string" table:style-name="ce21">
            <text:p>Jan</text:p>
          </table:table-cell>
          <table:table-cell office:value-type="currency" office:value="342982" table:formula="of:=VLOOKUP([.$I$7];[Expenses.$B$4:.$N$4];2)" table:style-name="ce20">
            <text:p>₦342,982.00</text:p>
          </table:table-cell>
          <table:table-cell office:value-type="currency" office:value="162396" table:formula="of:=VLOOKUP([.$J$7];[Expenses.$B$10:.$N$10];2)" table:style-name="ce20">
            <text:p>₦162,396.00</text:p>
          </table:table-cell>
          <table:table-cell office:value-type="currency" office:value="176582" table:formula="of:=VLOOKUP([.$K$7];[Expenses.$B$11:.$N$11];2)" table:style-name="ce20">
            <text:p>₦176,582.00</text:p>
          </table:table-cell>
          <table:table-cell office:value-type="currency" office:value="716760" table:formula="of:=VLOOKUP([.$L$7];[Expenses.$B$12:.$N$12];2)" table:style-name="ce22">
            <text:p>₦716,760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Feb</text:p>
          </table:table-cell>
          <table:table-cell office:value-type="currency" office:value="630980" table:formula="of:=VLOOKUP([.$C$7];[Income.$B$4:.$O$4];3)" table:style-name="ce20">
            <text:p>₦630,980.00</text:p>
          </table:table-cell>
          <table:table-cell office:value-type="currency" office:value="1012230" table:formula="of:=VLOOKUP([.$D$7];[Income.$B$9:.$N$9];3)" table:style-name="ce20">
            <text:p>₦1,012,230.00</text:p>
          </table:table-cell>
          <table:table-cell office:value-type="currency" office:value="-21000" table:formula="of:=VLOOKUP([.$E$7];[Income.$B$10:.$O$10];3)" table:style-name="ce20">
            <text:p>-₦21,000.00</text:p>
          </table:table-cell>
          <table:table-cell office:value-type="currency" office:value="991230" table:formula="of:=VLOOKUP([.$F$7];[Income.$B$11:.$N$11];3)" table:style-name="ce20">
            <text:p>₦991,230.00</text:p>
          </table:table-cell>
          <table:table-cell table:style-name="ce1"/>
          <table:table-cell office:value-type="string" table:style-name="ce19">
            <text:p>Feb</text:p>
          </table:table-cell>
          <table:table-cell office:value-type="currency" office:value="342982" table:formula="of:=VLOOKUP([.$I$7];[Expenses.$B$4:.$N$4];3)" table:style-name="ce20">
            <text:p>₦342,982.00</text:p>
          </table:table-cell>
          <table:table-cell office:value-type="currency" office:value="140946" table:formula="of:=VLOOKUP([.$J$7];[Expenses.$B$10:.$N$10];3)" table:style-name="ce20">
            <text:p>₦140,946.00</text:p>
          </table:table-cell>
          <table:table-cell office:value-type="currency" office:value="197171" table:formula="of:=VLOOKUP([.$K$7];[Expenses.$B$11:.$N$11];3)" table:style-name="ce20">
            <text:p>₦197,171.00</text:p>
          </table:table-cell>
          <table:table-cell office:value-type="currency" office:value="716724" table:formula="of:=VLOOKUP([.$L$7];[Expenses.$B$12:.$N$12];3)" table:style-name="ce22">
            <text:p>₦716,724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Mar</text:p>
          </table:table-cell>
          <table:table-cell office:value-type="currency" office:value="551250" table:formula="of:=VLOOKUP([.$C$7];[Income.$B$4:.$O$4];4)" table:style-name="ce20">
            <text:p>₦551,250.00</text:p>
          </table:table-cell>
          <table:table-cell office:value-type="currency" office:value="1467649" table:formula="of:=VLOOKUP([.$D$7];[Income.$B$9:.$N$9];4)" table:style-name="ce20">
            <text:p>₦1,467,649.00</text:p>
          </table:table-cell>
          <table:table-cell office:value-type="currency" office:value="-22050" table:formula="of:=VLOOKUP([.$E$7];[Income.$B$10:.$O$10];4)" table:style-name="ce20">
            <text:p>-₦22,050.00</text:p>
          </table:table-cell>
          <table:table-cell office:value-type="currency" office:value="1445599" table:formula="of:=VLOOKUP([.$F$7];[Income.$B$11:.$N$11];4)" table:style-name="ce20">
            <text:p>₦1,445,599.00</text:p>
          </table:table-cell>
          <table:table-cell table:style-name="ce1"/>
          <table:table-cell office:value-type="string" table:style-name="ce19">
            <text:p>Mar</text:p>
          </table:table-cell>
          <table:table-cell office:value-type="currency" office:value="342982" table:formula="of:=VLOOKUP([.$I$7];[Expenses.$B$4:.$N$4];4)" table:style-name="ce20">
            <text:p>₦342,982.00</text:p>
          </table:table-cell>
          <table:table-cell office:value-type="currency" office:value="75810" table:formula="of:=VLOOKUP([.$J$7];[Expenses.$B$10:.$N$10];4)" table:style-name="ce20">
            <text:p>₦75,810.00</text:p>
          </table:table-cell>
          <table:table-cell office:value-type="currency" office:value="190086" table:formula="of:=VLOOKUP([.$K$7];[Expenses.$B$11:.$N$11];4)" table:style-name="ce20">
            <text:p>₦190,086.00</text:p>
          </table:table-cell>
          <table:table-cell office:value-type="currency" office:value="645369" table:formula="of:=VLOOKUP([.$L$7];[Expenses.$B$12:.$N$12];4)" table:style-name="ce22">
            <text:p>₦645,369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Apr</text:p>
          </table:table-cell>
          <table:table-cell office:value-type="currency" office:value="238810" table:formula="of:=VLOOKUP([.$C$7];[Income.$B$4:.$O$4];5)" table:style-name="ce20">
            <text:p>₦238,810.00</text:p>
          </table:table-cell>
          <table:table-cell office:value-type="currency" office:value="887476" table:formula="of:=VLOOKUP([.$D$7];[Income.$B$9:.$N$9];5)" table:style-name="ce20">
            <text:p>₦887,476.00</text:p>
          </table:table-cell>
          <table:table-cell office:value-type="currency" office:value="-23153" table:formula="of:=VLOOKUP([.$E$7];[Income.$B$10:.$O$10];5)" table:style-name="ce20">
            <text:p>-₦23,153.00</text:p>
          </table:table-cell>
          <table:table-cell office:value-type="currency" office:value="864323" table:formula="of:=VLOOKUP([.$F$7];[Income.$B$11:.$N$11];5)" table:style-name="ce20">
            <text:p>₦864,323.00</text:p>
          </table:table-cell>
          <table:table-cell table:style-name="ce1"/>
          <table:table-cell office:value-type="string" table:style-name="ce19">
            <text:p>Apr</text:p>
          </table:table-cell>
          <table:table-cell office:value-type="currency" office:value="342982" table:formula="of:=VLOOKUP([.$I$7];[Expenses.$B$4:.$N$4];5)" table:style-name="ce20">
            <text:p>₦342,982.00</text:p>
          </table:table-cell>
          <table:table-cell office:value-type="currency" office:value="98699" table:formula="of:=VLOOKUP([.$J$7];[Expenses.$B$10:.$N$10];5)" table:style-name="ce20">
            <text:p>₦98,699.00</text:p>
          </table:table-cell>
          <table:table-cell office:value-type="currency" office:value="246221" table:formula="of:=VLOOKUP([.$K$7];[Expenses.$B$11:.$N$11];5)" table:style-name="ce20">
            <text:p>₦246,221.00</text:p>
          </table:table-cell>
          <table:table-cell office:value-type="currency" office:value="725301" table:formula="of:=VLOOKUP([.$L$7];[Expenses.$B$12:.$N$12];5)" table:style-name="ce22">
            <text:p>₦725,301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May</text:p>
          </table:table-cell>
          <table:table-cell office:value-type="currency" office:value="607750" table:formula="of:=VLOOKUP([.$C$7];[Income.$B$4:.$O$4];6)" table:style-name="ce20">
            <text:p>₦607,750.00</text:p>
          </table:table-cell>
          <table:table-cell office:value-type="currency" office:value="964672" table:formula="of:=VLOOKUP([.$D$7];[Income.$B$9:.$N$9];6)" table:style-name="ce20">
            <text:p>₦964,672.00</text:p>
          </table:table-cell>
          <table:table-cell office:value-type="currency" office:value="-24310" table:formula="of:=VLOOKUP([.$E$7];[Income.$B$10:.$O$10];6)" table:style-name="ce20">
            <text:p>-₦24,310.00</text:p>
          </table:table-cell>
          <table:table-cell office:value-type="currency" office:value="940362" table:formula="of:=VLOOKUP([.$F$7];[Income.$B$11:.$N$11];6)" table:style-name="ce20">
            <text:p>₦940,362.00</text:p>
          </table:table-cell>
          <table:table-cell office:value-type="string" table:style-name="ce17">
            <text:p><text:s/></text:p>
          </table:table-cell>
          <table:table-cell office:value-type="string" table:style-name="ce19">
            <text:p>May</text:p>
          </table:table-cell>
          <table:table-cell office:value-type="currency" office:value="302982" table:formula="of:=VLOOKUP([.$I$7];[Expenses.$B$4:.$N$4];6)" table:style-name="ce20">
            <text:p>₦302,982.00</text:p>
          </table:table-cell>
          <table:table-cell office:value-type="currency" office:value="113092" table:formula="of:=VLOOKUP([.$J$7];[Expenses.$B$10:.$N$10];6)" table:style-name="ce20">
            <text:p>₦113,092.00</text:p>
          </table:table-cell>
          <table:table-cell office:value-type="currency" office:value="244472" table:formula="of:=VLOOKUP([.$K$7];[Expenses.$B$11:.$N$11];6)" table:style-name="ce20">
            <text:p>₦244,472.00</text:p>
          </table:table-cell>
          <table:table-cell office:value-type="currency" office:value="698904" table:formula="of:=VLOOKUP([.$L$7];[Expenses.$B$12:.$N$12];6)" table:style-name="ce22">
            <text:p>₦698,904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Jun</text:p>
          </table:table-cell>
          <table:table-cell office:value-type="currency" office:value="638140" table:formula="of:=VLOOKUP([.$C$7];[Income.$B$4:.$O$4];7)" table:style-name="ce20">
            <text:p>₦638,140.00</text:p>
          </table:table-cell>
          <table:table-cell office:value-type="currency" office:value="1116816" table:formula="of:=VLOOKUP([.$D$7];[Income.$B$9:.$N$9];7)" table:style-name="ce20">
            <text:p>₦1,116,816.00</text:p>
          </table:table-cell>
          <table:table-cell office:value-type="currency" office:value="-25526" table:formula="of:=VLOOKUP([.$E$7];[Income.$B$10:.$O$10];7)" table:style-name="ce20">
            <text:p>-₦25,526.00</text:p>
          </table:table-cell>
          <table:table-cell office:value-type="currency" office:value="1091290" table:formula="of:=VLOOKUP([.$F$7];[Income.$B$11:.$N$11];7)" table:style-name="ce20">
            <text:p>₦1,091,290.00</text:p>
          </table:table-cell>
          <table:table-cell table:style-name="ce1"/>
          <table:table-cell office:value-type="string" table:style-name="ce19">
            <text:p>Jun</text:p>
          </table:table-cell>
          <table:table-cell office:value-type="currency" office:value="302982" table:formula="of:=VLOOKUP([.$I$7];[Expenses.$B$4:.$N$4];7)" table:style-name="ce20">
            <text:p>₦302,982.00</text:p>
          </table:table-cell>
          <table:table-cell office:value-type="currency" office:value="112258" table:formula="of:=VLOOKUP([.$J$7];[Expenses.$B$10:.$N$10];7)" table:style-name="ce20">
            <text:p>₦112,258.00</text:p>
          </table:table-cell>
          <table:table-cell office:value-type="currency" office:value="188255" table:formula="of:=VLOOKUP([.$K$7];[Expenses.$B$11:.$N$11];7)" table:style-name="ce20">
            <text:p>₦188,255.00</text:p>
          </table:table-cell>
          <table:table-cell office:value-type="currency" office:value="642853" table:formula="of:=VLOOKUP([.$L$7];[Expenses.$B$12:.$N$12];7)" table:style-name="ce22">
            <text:p>₦642,853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Jul</text:p>
          </table:table-cell>
          <table:table-cell office:value-type="currency" office:value="670050" table:formula="of:=VLOOKUP([.$C$7];[Income.$B$4:.$O$4];8)" table:style-name="ce20">
            <text:p>₦670,050.00</text:p>
          </table:table-cell>
          <table:table-cell office:value-type="currency" office:value="839772" table:formula="of:=VLOOKUP([.$D$7];[Income.$B$9:.$N$9];8)" table:style-name="ce20">
            <text:p>₦839,772.00</text:p>
          </table:table-cell>
          <table:table-cell office:value-type="currency" office:value="-26802" table:formula="of:=VLOOKUP([.$E$7];[Income.$B$10:.$O$10];8)" table:style-name="ce20">
            <text:p>-₦26,802.00</text:p>
          </table:table-cell>
          <table:table-cell office:value-type="currency" office:value="812970" table:formula="of:=VLOOKUP([.$F$7];[Income.$B$11:.$N$11];8)" table:style-name="ce20">
            <text:p>₦812,970.00</text:p>
          </table:table-cell>
          <table:table-cell table:style-name="ce1"/>
          <table:table-cell office:value-type="string" table:style-name="ce19">
            <text:p>Jul</text:p>
          </table:table-cell>
          <table:table-cell office:value-type="currency" office:value="342982" table:formula="of:=VLOOKUP([.$I$7];[Expenses.$B$4:.$N$4];8)" table:style-name="ce20">
            <text:p>₦342,982.00</text:p>
          </table:table-cell>
          <table:table-cell office:value-type="currency" office:value="174537" table:formula="of:=VLOOKUP([.$J$7];[Expenses.$B$10:.$N$10];8)" table:style-name="ce20">
            <text:p>₦174,537.00</text:p>
          </table:table-cell>
          <table:table-cell office:value-type="currency" office:value="170664" table:formula="of:=VLOOKUP([.$K$7];[Expenses.$B$11:.$N$11];8)" table:style-name="ce20">
            <text:p>₦170,664.00</text:p>
          </table:table-cell>
          <table:table-cell office:value-type="currency" office:value="728593" table:formula="of:=VLOOKUP([.$L$7];[Expenses.$B$12:.$N$12];8)" table:style-name="ce22">
            <text:p>₦728,593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Aug</text:p>
          </table:table-cell>
          <table:table-cell office:value-type="currency" office:value="890000" table:formula="of:=VLOOKUP([.$C$7];[Income.$B$4:.$O$4];9)" table:style-name="ce20">
            <text:p>₦890,000.00</text:p>
          </table:table-cell>
          <table:table-cell office:value-type="currency" office:value="1372400" table:formula="of:=VLOOKUP([.$D$7];[Income.$B$9:.$N$9];9)" table:style-name="ce20">
            <text:p>₦1,372,400.00</text:p>
          </table:table-cell>
          <table:table-cell office:value-type="currency" office:value="-48654" table:formula="of:=VLOOKUP([.$E$7];[Income.$B$10:.$O$10];9)" table:style-name="ce20">
            <text:p>-₦48,654.00</text:p>
          </table:table-cell>
          <table:table-cell office:value-type="currency" office:value="1323746" table:formula="of:=VLOOKUP([.$F$7];[Income.$B$11:.$N$11];9)" table:style-name="ce20">
            <text:p>₦1,323,746.00</text:p>
          </table:table-cell>
          <table:table-cell table:style-name="ce1"/>
          <table:table-cell office:value-type="string" table:style-name="ce19">
            <text:p>Aug</text:p>
          </table:table-cell>
          <table:table-cell office:value-type="currency" office:value="322982" table:formula="of:=VLOOKUP([.$I$7];[Expenses.$B$4:.$N$4];9)" table:style-name="ce20">
            <text:p>₦322,982.00</text:p>
          </table:table-cell>
          <table:table-cell office:value-type="currency" office:value="83146" table:formula="of:=VLOOKUP([.$J$7];[Expenses.$B$10:.$N$10];9)" table:style-name="ce20">
            <text:p>₦83,146.00</text:p>
          </table:table-cell>
          <table:table-cell office:value-type="currency" office:value="290850" table:formula="of:=VLOOKUP([.$K$7];[Expenses.$B$11:.$N$11];9)" table:style-name="ce20">
            <text:p>₦290,850.00</text:p>
          </table:table-cell>
          <table:table-cell office:value-type="currency" office:value="734684" table:formula="of:=VLOOKUP([.$L$7];[Expenses.$B$12:.$N$12];9)" table:style-name="ce22">
            <text:p>₦734,684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Sep</text:p>
          </table:table-cell>
          <table:table-cell office:value-type="currency" office:value="960000" table:formula="of:=VLOOKUP([.$C$7];[Income.$B$4:.$O$4];10)" table:style-name="ce20">
            <text:p>₦960,000.00</text:p>
          </table:table-cell>
          <table:table-cell office:value-type="currency" office:value="1874352" table:formula="of:=VLOOKUP([.$D$7];[Income.$B$9:.$N$9];10)" table:style-name="ce20">
            <text:p>₦1,874,352.00</text:p>
          </table:table-cell>
          <table:table-cell office:value-type="currency" office:value="-51992" table:formula="of:=VLOOKUP([.$E$7];[Income.$B$10:.$O$10];10)" table:style-name="ce20">
            <text:p>-₦51,992.00</text:p>
          </table:table-cell>
          <table:table-cell office:value-type="currency" office:value="1822360" table:formula="of:=VLOOKUP([.$F$7];[Income.$B$11:.$N$11];10)" table:style-name="ce20">
            <text:p>₦1,822,360.00</text:p>
          </table:table-cell>
          <table:table-cell table:style-name="ce1"/>
          <table:table-cell office:value-type="string" table:style-name="ce19">
            <text:p>Sep</text:p>
          </table:table-cell>
          <table:table-cell office:value-type="currency" office:value="322982" table:formula="of:=VLOOKUP([.$I$7];[Expenses.$B$4:.$N$4];10)" table:style-name="ce20">
            <text:p>₦322,982.00</text:p>
          </table:table-cell>
          <table:table-cell office:value-type="currency" office:value="123816" table:formula="of:=VLOOKUP([.$J$7];[Expenses.$B$10:.$N$10];10)" table:style-name="ce20">
            <text:p>₦123,816.00</text:p>
          </table:table-cell>
          <table:table-cell office:value-type="currency" office:value="183402" table:formula="of:=VLOOKUP([.$K$7];[Expenses.$B$11:.$N$11];10)" table:style-name="ce20">
            <text:p>₦183,402.00</text:p>
          </table:table-cell>
          <table:table-cell office:value-type="currency" office:value="667488" table:formula="of:=VLOOKUP([.$L$7];[Expenses.$B$12:.$N$12];10)" table:style-name="ce22">
            <text:p>₦667,488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Oct</text:p>
          </table:table-cell>
          <table:table-cell office:value-type="currency" office:value="1000000" table:formula="of:=VLOOKUP([.$C$7];[Income.$B$4:.$O$4];11)" table:style-name="ce20">
            <text:p>₦1,000,000.00</text:p>
          </table:table-cell>
          <table:table-cell office:value-type="currency" office:value="2003147" table:formula="of:=VLOOKUP([.$D$7];[Income.$B$9:.$N$9];11)" table:style-name="ce20">
            <text:p>₦2,003,147.00</text:p>
          </table:table-cell>
          <table:table-cell office:value-type="currency" office:value="-42003" table:formula="of:=VLOOKUP([.$E$7];[Income.$B$10:.$O$10];11)" table:style-name="ce20">
            <text:p>-₦42,003.00</text:p>
          </table:table-cell>
          <table:table-cell office:value-type="currency" office:value="1961144" table:formula="of:=VLOOKUP([.$F$7];[Income.$B$11:.$N$11];11)" table:style-name="ce20">
            <text:p>₦1,961,144.00</text:p>
          </table:table-cell>
          <table:table-cell table:style-name="ce1"/>
          <table:table-cell office:value-type="string" table:style-name="ce19">
            <text:p>Oct</text:p>
          </table:table-cell>
          <table:table-cell office:value-type="currency" office:value="362982" table:formula="of:=VLOOKUP([.$I$7];[Expenses.$B$4:.$N$4];11)" table:style-name="ce20">
            <text:p>₦362,982.00</text:p>
          </table:table-cell>
          <table:table-cell office:value-type="currency" office:value="72940" table:formula="of:=VLOOKUP([.$J$7];[Expenses.$B$10:.$N$10];11)" table:style-name="ce20">
            <text:p>₦72,940.00</text:p>
          </table:table-cell>
          <table:table-cell office:value-type="currency" office:value="136494" table:formula="of:=VLOOKUP([.$K$7];[Expenses.$B$11:.$N$11];11)" table:style-name="ce20">
            <text:p>₦136,494.00</text:p>
          </table:table-cell>
          <table:table-cell office:value-type="currency" office:value="609887" table:formula="of:=VLOOKUP([.$L$7];[Expenses.$B$12:.$N$12];11)" table:style-name="ce22">
            <text:p>₦609,887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Nov</text:p>
          </table:table-cell>
          <table:table-cell office:value-type="currency" office:value="630560" table:formula="of:=VLOOKUP([.$C$7];[Income.$B$4:.$O$4];12)" table:style-name="ce20">
            <text:p>₦630,560.00</text:p>
          </table:table-cell>
          <table:table-cell office:value-type="currency" office:value="890210" table:formula="of:=VLOOKUP([.$D$7];[Income.$B$9:.$N$9];12)" table:style-name="ce20">
            <text:p>₦890,210.00</text:p>
          </table:table-cell>
          <table:table-cell office:value-type="currency" office:value="-32991" table:formula="of:=VLOOKUP([.$E$7];[Income.$B$10:.$O$10];12)" table:style-name="ce20">
            <text:p>-₦32,991.00</text:p>
          </table:table-cell>
          <table:table-cell office:value-type="currency" office:value="857219" table:formula="of:=VLOOKUP([.$F$7];[Income.$B$11:.$N$11];12)" table:style-name="ce20">
            <text:p>₦857,219.00</text:p>
          </table:table-cell>
          <table:table-cell table:style-name="ce1"/>
          <table:table-cell office:value-type="string" table:style-name="ce19">
            <text:p>Nov</text:p>
          </table:table-cell>
          <table:table-cell office:value-type="currency" office:value="362982" table:formula="of:=VLOOKUP([.$I$7];[Expenses.$B$4:.$N$4];12)" table:style-name="ce20">
            <text:p>₦362,982.00</text:p>
          </table:table-cell>
          <table:table-cell office:value-type="currency" office:value="114586" table:formula="of:=VLOOKUP([.$J$7];[Expenses.$B$10:.$N$10];12)" table:style-name="ce20">
            <text:p>₦114,586.00</text:p>
          </table:table-cell>
          <table:table-cell office:value-type="currency" office:value="249286" table:formula="of:=VLOOKUP([.$K$7];[Expenses.$B$11:.$N$11];12)" table:style-name="ce20">
            <text:p>₦249,286.00</text:p>
          </table:table-cell>
          <table:table-cell office:value-type="currency" office:value="762371" table:formula="of:=VLOOKUP([.$L$7];[Expenses.$B$12:.$N$12];12)" table:style-name="ce22">
            <text:p>₦762,371.00</text:p>
          </table:table-cell>
          <table:table-cell table:style-name="ce17"/>
          <table:table-cell table:number-columns-repeated="16371"/>
        </table:table-row>
        <table:table-row table:style-name="ro4">
          <table:table-cell table:style-name="ce17"/>
          <table:table-cell office:value-type="string" table:style-name="ce19">
            <text:p>Dec</text:p>
          </table:table-cell>
          <table:table-cell office:value-type="currency" office:value="0" table:formula="of:=VLOOKUP([.$C$7];[Income.$B$4:.$O$4];13)" table:style-name="ce20">
            <text:p>₦0.00</text:p>
          </table:table-cell>
          <table:table-cell office:value-type="currency" office:value="0" table:formula="of:=VLOOKUP([.$D$7];[Income.$B$9:.$N$9];13)" table:style-name="ce20">
            <text:p>₦0.00</text:p>
          </table:table-cell>
          <table:table-cell office:value-type="currency" office:value="0" table:formula="of:=VLOOKUP([.$E$7];[Income.$B$10:.$O$10];13)" table:style-name="ce20">
            <text:p>₦0.00</text:p>
          </table:table-cell>
          <table:table-cell office:value-type="currency" office:value="0" table:formula="of:=VLOOKUP([.$F$7];[Income.$B$11:.$N$11];13)" table:style-name="ce20">
            <text:p>₦0.00</text:p>
          </table:table-cell>
          <table:table-cell table:style-name="ce1"/>
          <table:table-cell office:value-type="string" table:style-name="ce19">
            <text:p>Dec</text:p>
          </table:table-cell>
          <table:table-cell office:value-type="currency" office:value="0" table:formula="of:=VLOOKUP([.$I$7];[Expenses.$B$4:.$N$4];13)" table:style-name="ce20">
            <text:p>₦0.00</text:p>
          </table:table-cell>
          <table:table-cell office:value-type="currency" office:value="0" table:formula="of:=VLOOKUP([.$J$7];[Expenses.$B$10:.$N$10];13)" table:style-name="ce20">
            <text:p>₦0.00</text:p>
          </table:table-cell>
          <table:table-cell office:value-type="currency" office:value="0" table:formula="of:=VLOOKUP([.$K$7];[Expenses.$B$11:.$N$11];13)" table:style-name="ce20">
            <text:p>₦0.00</text:p>
          </table:table-cell>
          <table:table-cell office:value-type="currency" office:value="0" table:formula="of:=VLOOKUP([.$L$7];[Expenses.$B$12:.$N$12];13)" table:style-name="ce22">
            <text:p>₦0.00</text:p>
          </table:table-cell>
          <table:table-cell table:style-name="ce17"/>
          <table:table-cell table:number-columns-repeated="16371"/>
        </table:table-row>
        <table:table-row table:style-name="ro1">
          <table:table-cell table:style-name="ce23"/>
          <table:table-cell office:value-type="string" table:style-name="ce24">
            <text:p>Totals</text:p>
          </table:table-cell>
          <table:table-cell office:value-type="currency" office:value="7317540" table:formula="of:=SUM([.C7:.C19])" table:style-name="ce25">
            <text:p>₦7,317,540.00</text:p>
          </table:table-cell>
          <table:table-cell office:value-type="currency" office:value="13797724" table:formula="of:=SUM([.D7:.D19])" table:style-name="ce25">
            <text:p>₦13,797,724.00</text:p>
          </table:table-cell>
          <table:table-cell office:value-type="currency" office:value="-338481" table:formula="of:=SUM([.E7:.E19])" table:style-name="ce25">
            <text:p>-₦338,481.00</text:p>
          </table:table-cell>
          <table:table-cell office:value-type="currency" office:value="13459243" table:formula="of:=SUM([.F7:.F19])" table:style-name="ce25">
            <text:p>₦13,459,243.00</text:p>
          </table:table-cell>
          <table:table-cell table:style-name="ce1"/>
          <table:table-cell office:value-type="string" table:style-name="ce24">
            <text:p>Totals</text:p>
          </table:table-cell>
          <table:table-cell office:value-type="currency" office:value="3692802" table:formula="of:=SUM([.I8:.I19])" table:style-name="ce25">
            <text:p>₦3,692,802.00</text:p>
          </table:table-cell>
          <table:table-cell office:value-type="currency" office:value="1272226" table:formula="of:=SUM([.J8:.J19])" table:style-name="ce25">
            <text:p>₦1,272,226.00</text:p>
          </table:table-cell>
          <table:table-cell office:value-type="currency" office:value="2024197" table:formula="of:=SUM([.K8:.K17])" table:style-name="ce25">
            <text:p>₦2,024,197.00</text:p>
          </table:table-cell>
          <table:table-cell office:value-type="currency" office:value="7648934" table:formula="of:=SUM([.L8:.L19])" table:style-name="ce25">
            <text:p>₦7,648,934.00</text:p>
          </table:table-cell>
          <table:table-cell table:number-columns-repeated="16372" table:style-name="ce1"/>
        </table:table-row>
        <table:table-row table:number-rows-repeated="2" table:style-name="ro4">
          <table:table-cell table:number-columns-repeated="2" table:style-name="ce23"/>
          <table:table-cell table:number-columns-repeated="4" table:style-name="ce26"/>
          <table:table-cell table:number-columns-repeated="16378" table:style-name="ce1"/>
        </table:table-row>
        <table:table-row table:style-name="ro4">
          <table:table-cell table:number-columns-repeated="2" table:style-name="ce23"/>
          <table:table-cell table:style-name="ce27"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table:style-name="ce16"/>
          <table:table-cell office:value-type="string" table:number-columns-spanned="5" table:number-rows-spanned="1" table:style-name="ce35">
            <text:p>Net analysis by month</text:p>
          </table:table-cell>
          <table:covered-table-cell table:number-columns-repeated="4"/>
          <table:table-cell table:number-columns-repeated="16378" table:style-name="ce1"/>
        </table:table-row>
        <table:table-row table:style-name="ro4">
          <table:table-cell table:style-name="ce23"/>
          <table:table-cell office:value-type="string" table:style-name="ce28">
            <text:p>Month</text:p>
          </table:table-cell>
          <table:table-cell office:value-type="string" table:style-name="ce20">
            <text:p>SUM of Gross Income</text:p>
          </table:table-cell>
          <table:table-cell office:value-type="string" table:style-name="ce20">
            <text:p>SUM of Gross Expense</text:p>
          </table:table-cell>
          <table:table-cell office:value-type="string" table:style-name="ce18">
            <text:p>Net Profit</text:p>
          </table:table-cell>
          <table:table-cell office:value-type="string" table:style-name="ce18">
            <text:p>% of Net profit per month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Apr</text:p>
          </table:table-cell>
          <table:table-cell office:value-type="currency" office:value="864323" table:style-name="ce20">
            <text:p>₦864,323.00</text:p>
          </table:table-cell>
          <table:table-cell office:value-type="currency" office:value="725301" table:style-name="ce20">
            <text:p>₦725,301.00</text:p>
          </table:table-cell>
          <table:table-cell office:value-type="currency" office:value="139022" table:formula="of:=[.C26]-[.D26]" table:style-name="ce20">
            <text:p>₦139,022.00</text:p>
          </table:table-cell>
          <table:table-cell office:value-type="percentage" office:value="2.3926782551495971E-2" table:formula="of:=[.E26]/[.$E$38]" table:style-name="ce30">
            <text:p>2.39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Aug</text:p>
          </table:table-cell>
          <table:table-cell office:value-type="currency" office:value="1323746" table:style-name="ce20">
            <text:p>₦1,323,746.00</text:p>
          </table:table-cell>
          <table:table-cell office:value-type="currency" office:value="734684" table:style-name="ce20">
            <text:p>₦734,684.00</text:p>
          </table:table-cell>
          <table:table-cell office:value-type="currency" office:value="589062" table:formula="of:=[.C27]-[.D27]" table:style-name="ce20">
            <text:p>₦589,062.00</text:p>
          </table:table-cell>
          <table:table-cell office:value-type="percentage" office:value="0.10138221564464127" table:formula="of:=[.E27]/[.$E$38]" table:style-name="ce30">
            <text:p>10.14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Dec</text:p>
          </table:table-cell>
          <table:table-cell office:value-type="currency" office:value="0" table:style-name="ce20">
            <text:p>₦0.00</text:p>
          </table:table-cell>
          <table:table-cell office:value-type="currency" office:value="0" table:style-name="ce20">
            <text:p>₦0.00</text:p>
          </table:table-cell>
          <table:table-cell office:value-type="currency" office:value="0" table:formula="of:=[.C28]-[.D28]" table:style-name="ce20">
            <text:p>₦0.00</text:p>
          </table:table-cell>
          <table:table-cell office:value-type="percentage" office:value="0" table:formula="of:=[.E28]/[.$E$38]" table:style-name="ce30">
            <text:p>0.00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Feb</text:p>
          </table:table-cell>
          <table:table-cell office:value-type="currency" office:value="991230" table:style-name="ce20">
            <text:p>₦991,230.00</text:p>
          </table:table-cell>
          <table:table-cell office:value-type="currency" office:value="716724" table:style-name="ce20">
            <text:p>₦716,724.00</text:p>
          </table:table-cell>
          <table:table-cell office:value-type="currency" office:value="274506" table:formula="of:=[.C29]-[.D29]" table:style-name="ce20">
            <text:p>₦274,506.00</text:p>
          </table:table-cell>
          <table:table-cell office:value-type="percentage" office:value="4.7244647401713059E-2" table:formula="of:=[.E29]/[.$E$38]" table:style-name="ce30">
            <text:p>4.72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Jan</text:p>
          </table:table-cell>
          <table:table-cell office:value-type="currency" office:value="1349000" table:style-name="ce20">
            <text:p>₦1,349,000.00</text:p>
          </table:table-cell>
          <table:table-cell office:value-type="currency" office:value="716760" table:style-name="ce20">
            <text:p>₦716,760.00</text:p>
          </table:table-cell>
          <table:table-cell office:value-type="currency" office:value="632240" table:formula="of:=[.C30]-[.D30]" table:style-name="ce20">
            <text:p>₦632,240.00</text:p>
          </table:table-cell>
          <table:table-cell office:value-type="percentage" office:value="0.10881348995380452" table:formula="of:=[.E30]/[.$E$38]" table:style-name="ce30">
            <text:p>10.88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Jul</text:p>
          </table:table-cell>
          <table:table-cell office:value-type="currency" office:value="812970" table:style-name="ce20">
            <text:p>₦812,970.00</text:p>
          </table:table-cell>
          <table:table-cell office:value-type="currency" office:value="728593" table:style-name="ce20">
            <text:p>₦728,593.00</text:p>
          </table:table-cell>
          <table:table-cell office:value-type="currency" office:value="84377" table:formula="of:=[.C31]-[.D31]" table:style-name="ce20">
            <text:p>₦84,377.00</text:p>
          </table:table-cell>
          <table:table-cell office:value-type="percentage" office:value="1.4521947111590794E-2" table:formula="of:=[.E31]/[.$E$38]" table:style-name="ce30">
            <text:p>1.45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Jun</text:p>
          </table:table-cell>
          <table:table-cell office:value-type="currency" office:value="1091290" table:style-name="ce20">
            <text:p>₦1,091,290.00</text:p>
          </table:table-cell>
          <table:table-cell office:value-type="currency" office:value="642853" table:style-name="ce20">
            <text:p>₦642,853.00</text:p>
          </table:table-cell>
          <table:table-cell office:value-type="currency" office:value="448437" table:formula="of:=[.C32]-[.D32]" table:style-name="ce20">
            <text:p>₦448,437.00</text:p>
          </table:table-cell>
          <table:table-cell office:value-type="percentage" office:value="7.7179544151610519E-2" table:formula="of:=[.E32]/[.$E$38]" table:style-name="ce30">
            <text:p>7.72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Mar</text:p>
          </table:table-cell>
          <table:table-cell office:value-type="currency" office:value="1445599" table:style-name="ce20">
            <text:p>₦1,445,599.00</text:p>
          </table:table-cell>
          <table:table-cell office:value-type="currency" office:value="645369" table:style-name="ce20">
            <text:p>₦645,369.00</text:p>
          </table:table-cell>
          <table:table-cell office:value-type="currency" office:value="800230" table:formula="of:=[.C33]-[.D33]" table:style-name="ce20">
            <text:p>₦800,230.00</text:p>
          </table:table-cell>
          <table:table-cell office:value-type="percentage" office:value="0.13772589375195018" table:formula="of:=[.E33]/[.$E$38]" table:style-name="ce30">
            <text:p>13.77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May</text:p>
          </table:table-cell>
          <table:table-cell office:value-type="currency" office:value="940362" table:style-name="ce20">
            <text:p>₦940,362.00</text:p>
          </table:table-cell>
          <table:table-cell office:value-type="currency" office:value="698904" table:style-name="ce20">
            <text:p>₦698,904.00</text:p>
          </table:table-cell>
          <table:table-cell office:value-type="currency" office:value="241458" table:formula="of:=[.C34]-[.D34]" table:style-name="ce20">
            <text:p>₦241,458.00</text:p>
          </table:table-cell>
          <table:table-cell office:value-type="percentage" office:value="4.1556825979478886E-2" table:formula="of:=[.E34]/[.$E$38]" table:style-name="ce30">
            <text:p>4.16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Nov</text:p>
          </table:table-cell>
          <table:table-cell office:value-type="currency" office:value="857219" table:style-name="ce20">
            <text:p>₦857,219.00</text:p>
          </table:table-cell>
          <table:table-cell office:value-type="currency" office:value="762371" table:style-name="ce20">
            <text:p>₦762,371.00</text:p>
          </table:table-cell>
          <table:table-cell office:value-type="currency" office:value="94848" table:formula="of:=[.C35]-[.D35]" table:style-name="ce20">
            <text:p>₦94,848.00</text:p>
          </table:table-cell>
          <table:table-cell office:value-type="percentage" office:value="1.6324088787704749E-2" table:formula="of:=[.E35]/[.$E$38]" table:style-name="ce30">
            <text:p>1.63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Oct</text:p>
          </table:table-cell>
          <table:table-cell office:value-type="currency" office:value="1961144" table:style-name="ce20">
            <text:p>₦1,961,144.00</text:p>
          </table:table-cell>
          <table:table-cell office:value-type="currency" office:value="609887" table:style-name="ce20">
            <text:p>₦609,887.00</text:p>
          </table:table-cell>
          <table:table-cell office:value-type="currency" office:value="1351257" table:formula="of:=[.C36]-[.D36]" table:style-name="ce20">
            <text:p>₦1,351,257.00</text:p>
          </table:table-cell>
          <table:table-cell office:value-type="percentage" office:value="0.23256198594601424" table:formula="of:=[.E36]/[.$E$38]" table:style-name="ce30">
            <text:p>23.26%</text:p>
          </table:table-cell>
          <table:table-cell table:number-columns-repeated="16378" table:style-name="ce1"/>
        </table:table-row>
        <table:table-row table:style-name="ro4">
          <table:table-cell table:style-name="ce17"/>
          <table:table-cell office:value-type="string" table:style-name="ce29">
            <text:p>Sep</text:p>
          </table:table-cell>
          <table:table-cell office:value-type="currency" office:value="1822360" table:style-name="ce20">
            <text:p>₦1,822,360.00</text:p>
          </table:table-cell>
          <table:table-cell office:value-type="currency" office:value="667488" table:style-name="ce20">
            <text:p>₦667,488.00</text:p>
          </table:table-cell>
          <table:table-cell office:value-type="currency" office:value="1154872" table:formula="of:=[.C37]-[.D37]" table:style-name="ce20">
            <text:p>₦1,154,872.00</text:p>
          </table:table-cell>
          <table:table-cell office:value-type="percentage" office:value="0.19876257871999578" table:formula="of:=[.E37]/[.$E$38]" table:style-name="ce30">
            <text:p>19.88%</text:p>
          </table:table-cell>
          <table:table-cell table:number-columns-repeated="16378" table:style-name="ce1"/>
        </table:table-row>
        <table:table-row table:style-name="ro4">
          <table:table-cell table:style-name="ce23"/>
          <table:table-cell office:value-type="string" table:style-name="ce24">
            <text:p>Totals</text:p>
          </table:table-cell>
          <table:table-cell office:value-type="currency" office:value="13459243" table:formula="of:=SUM([.C26:.C37])" table:style-name="ce25">
            <text:p>₦13,459,243.00</text:p>
          </table:table-cell>
          <table:table-cell office:value-type="currency" office:value="7648934" table:formula="of:=SUM([.D26:.D37])" table:style-name="ce25">
            <text:p>₦7,648,934.00</text:p>
          </table:table-cell>
          <table:table-cell office:value-type="currency" office:value="5810309" table:formula="of:=SUM([.E26:.E37])" table:style-name="ce25">
            <text:p>₦5,810,309.00</text:p>
          </table:table-cell>
          <table:table-cell office:value-type="percentage" office:value="1" table:formula="of:=SUM([.F26:.F37])" table:style-name="ce31">
            <text:p>100.00%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2" table:style-name="ce23"/>
          <table:table-cell table:number-columns-repeated="4" table:style-name="ce26"/>
          <table:table-cell table:number-columns-repeated="16378" table:style-name="ce1"/>
        </table:table-row>
        <table:table-row table:style-name="ro4">
          <table:table-cell table:style-name="ce23"/>
          <table:table-cell office:value-type="string" table:number-columns-spanned="9" table:number-rows-spanned="1" table:style-name="ce35">
            <text:p>Special Income and cost analysis</text:p>
          </table:table-cell>
          <table:covered-table-cell table:number-columns-repeated="8"/>
          <table:table-cell table:number-columns-repeated="16374"/>
        </table:table-row>
        <table:table-row table:style-name="ro4">
          <table:table-cell table:style-name="ce23"/>
          <table:table-cell office:value-type="string" table:style-name="ce18">
            <text:p>Month</text:p>
          </table:table-cell>
          <table:table-cell office:value-type="string" table:style-name="ce18">
            <text:p>Income: Events</text:p>
          </table:table-cell>
          <table:table-cell office:value-type="string" table:style-name="ce18">
            <text:p>Income: Investments</text:p>
          </table:table-cell>
          <table:table-cell office:value-type="string" table:style-name="ce18">
            <text:p>Sum Special Income</text:p>
          </table:table-cell>
          <table:table-cell office:value-type="string" table:style-name="ce18">
            <text:p>Expenses: Events</text:p>
          </table:table-cell>
          <table:table-cell office:value-type="string" table:style-name="ce18">
            <text:p>Expenses: Insurance</text:p>
          </table:table-cell>
          <table:table-cell office:value-type="string" table:style-name="ce18">
            <text:p>Sum Soecial Expense</text:p>
          </table:table-cell>
          <table:table-cell office:value-type="string" table:style-name="ce32">
            <text:p>Net Special</text:p>
          </table:table-cell>
          <table:table-cell office:value-type="string" table:style-name="ce32">
            <text:p>% of Net Special per month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21">
            <text:p>Jan</text:p>
          </table:table-cell>
          <table:table-cell office:value-type="currency" office:value="870000" table:formula="of:=VLOOKUP([.$C$42];[Income_Events.$B$8:.$N$8];2)" table:style-name="ce20">
            <text:p>₦870,000.00</text:p>
          </table:table-cell>
          <table:table-cell office:value-type="currency" office:value="4000" table:formula="of:=VLOOKUP([.$D$42];[Income_Investments.$B$6:.$N$6];2)" table:style-name="ce20">
            <text:p>₦4,000.00</text:p>
          </table:table-cell>
          <table:table-cell office:value-type="currency" office:value="874000" table:formula="of:=SUM([.C43:.D43])" table:style-name="ce20">
            <text:p>₦874,000.00</text:p>
          </table:table-cell>
          <table:table-cell office:value-type="currency" office:value="162396" table:formula="of:=VLOOKUP([.$F$42];[Expenses_Events.$B$6:.$N$6];2)" table:style-name="ce20">
            <text:p>₦162,396.00</text:p>
          </table:table-cell>
          <table:table-cell office:value-type="currency" office:value="176582" table:formula="of:=VLOOKUP([.$G$42];[Expenses_Insurance.$B$6:.$N$6];2)" table:style-name="ce20">
            <text:p>₦176,582.00</text:p>
          </table:table-cell>
          <table:table-cell office:value-type="currency" office:value="338978" table:formula="of:=SUM([.F43:.G43])" table:style-name="ce20">
            <text:p>₦338,978.00</text:p>
          </table:table-cell>
          <table:table-cell office:value-type="currency" office:value="535022" table:formula="of:=[.E43]-[.H43]" table:style-name="ce20">
            <text:p>₦535,022.00</text:p>
          </table:table-cell>
          <table:table-cell office:value-type="percentage" office:value="0.17944178125034588" table:formula="of:=[.I43]/[.$I$55]" table:style-name="ce30">
            <text:p>17.94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Feb</text:p>
          </table:table-cell>
          <table:table-cell office:value-type="currency" office:value="320000" table:formula="of:=VLOOKUP([.$C$42];[Income_Events.$B$8:.$N$8];3)" table:style-name="ce20">
            <text:p>₦320,000.00</text:p>
          </table:table-cell>
          <table:table-cell office:value-type="currency" office:value="66500" table:formula="of:=VLOOKUP([.$D$42];[Income_Investments.$B$6:.$N$6];3)" table:style-name="ce20">
            <text:p>₦66,500.00</text:p>
          </table:table-cell>
          <table:table-cell office:value-type="currency" office:value="386500" table:formula="of:=SUM([.C44:.D44])" table:style-name="ce20">
            <text:p>₦386,500.00</text:p>
          </table:table-cell>
          <table:table-cell office:value-type="currency" office:value="140946" table:formula="of:=VLOOKUP([.$F$42];[Expenses_Events.$B$6:.$N$6];3)" table:style-name="ce20">
            <text:p>₦140,946.00</text:p>
          </table:table-cell>
          <table:table-cell office:value-type="currency" office:value="197171" table:formula="of:=VLOOKUP([.$G$42];[Expenses_Insurance.$B$6:.$N$6];3)" table:style-name="ce20">
            <text:p>₦197,171.00</text:p>
          </table:table-cell>
          <table:table-cell office:value-type="currency" office:value="338117" table:formula="of:=SUM([.F44:.G44])" table:style-name="ce20">
            <text:p>₦338,117.00</text:p>
          </table:table-cell>
          <table:table-cell office:value-type="currency" office:value="48383" table:formula="of:=[.E44]-[.H44]" table:style-name="ce20">
            <text:p>₦48,383.00</text:p>
          </table:table-cell>
          <table:table-cell office:value-type="percentage" office:value="1.6227242435330667E-2" table:formula="of:=[.I44]/[.$I$55]" table:style-name="ce30">
            <text:p>1.62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Mar</text:p>
          </table:table-cell>
          <table:table-cell office:value-type="currency" office:value="920000" table:formula="of:=VLOOKUP([.$C$42];[Income_Events.$B$8:.$N$8];4)" table:style-name="ce20">
            <text:p>₦920,000.00</text:p>
          </table:table-cell>
          <table:table-cell office:value-type="currency" office:value="2000" table:formula="of:=VLOOKUP([.$D$42];[Income_Investments.$B$6:.$N$6];4)" table:style-name="ce20">
            <text:p>₦2,000.00</text:p>
          </table:table-cell>
          <table:table-cell office:value-type="currency" office:value="922000" table:formula="of:=SUM([.C45:.D45])" table:style-name="ce20">
            <text:p>₦922,000.00</text:p>
          </table:table-cell>
          <table:table-cell office:value-type="currency" office:value="75810" table:formula="of:=VLOOKUP([.$F$42];[Expenses_Events.$B$6:.$N$6];4)" table:style-name="ce20">
            <text:p>₦75,810.00</text:p>
          </table:table-cell>
          <table:table-cell office:value-type="currency" office:value="190086" table:formula="of:=VLOOKUP([.$G$42];[Expenses_Insurance.$B$6:.$N$6];4)" table:style-name="ce20">
            <text:p>₦190,086.00</text:p>
          </table:table-cell>
          <table:table-cell office:value-type="currency" office:value="265896" table:formula="of:=SUM([.F45:.G45])" table:style-name="ce20">
            <text:p>₦265,896.00</text:p>
          </table:table-cell>
          <table:table-cell office:value-type="currency" office:value="656104" table:formula="of:=[.E45]-[.H45]" table:style-name="ce20">
            <text:p>₦656,104.00</text:p>
          </table:table-cell>
          <table:table-cell office:value-type="percentage" office:value="0.22005164356881945" table:formula="of:=[.I45]/[.$I$55]" table:style-name="ce30">
            <text:p>22.01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Apr</text:p>
          </table:table-cell>
          <table:table-cell office:value-type="currency" office:value="650000" table:formula="of:=VLOOKUP([.$C$42];[Income_Events.$B$8:.$N$8];5)" table:style-name="ce20">
            <text:p>₦650,000.00</text:p>
          </table:table-cell>
          <table:table-cell office:value-type="currency" office:value="4500" table:formula="of:=VLOOKUP([.$D$42];[Income_Investments.$B$6:.$N$6];5)" table:style-name="ce20">
            <text:p>₦4,500.00</text:p>
          </table:table-cell>
          <table:table-cell office:value-type="currency" office:value="654500" table:formula="of:=SUM([.C46:.D46])" table:style-name="ce20">
            <text:p>₦654,500.00</text:p>
          </table:table-cell>
          <table:table-cell office:value-type="currency" office:value="98699" table:formula="of:=VLOOKUP([.$F$42];[Expenses_Events.$B$6:.$N$6];5)" table:style-name="ce20">
            <text:p>₦98,699.00</text:p>
          </table:table-cell>
          <table:table-cell office:value-type="currency" office:value="246221" table:formula="of:=VLOOKUP([.$G$42];[Expenses_Insurance.$B$6:.$N$6];5)" table:style-name="ce20">
            <text:p>₦246,221.00</text:p>
          </table:table-cell>
          <table:table-cell office:value-type="currency" office:value="344920" table:formula="of:=SUM([.F46:.G46])" table:style-name="ce20">
            <text:p>₦344,920.00</text:p>
          </table:table-cell>
          <table:table-cell office:value-type="currency" office:value="309580" table:formula="of:=[.E46]-[.H46]" table:style-name="ce20">
            <text:p>₦309,580.00</text:p>
          </table:table-cell>
          <table:table-cell office:value-type="percentage" office:value="0.10383047171795193" table:formula="of:=[.I46]/[.$I$55]" table:style-name="ce30">
            <text:p>10.38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May</text:p>
          </table:table-cell>
          <table:table-cell office:value-type="currency" office:value="320000" table:formula="of:=VLOOKUP([.$C$42];[Income_Events.$B$8:.$N$8];6)" table:style-name="ce20">
            <text:p>₦320,000.00</text:p>
          </table:table-cell>
          <table:table-cell office:value-type="currency" office:value="43000" table:formula="of:=VLOOKUP([.$D$42];[Income_Investments.$B$6:.$N$6];6)" table:style-name="ce20">
            <text:p>₦43,000.00</text:p>
          </table:table-cell>
          <table:table-cell office:value-type="currency" office:value="363000" table:formula="of:=SUM([.C47:.D47])" table:style-name="ce20">
            <text:p>₦363,000.00</text:p>
          </table:table-cell>
          <table:table-cell office:value-type="currency" office:value="113092" table:formula="of:=VLOOKUP([.$F$42];[Expenses_Events.$B$6:.$N$6];6)" table:style-name="ce20">
            <text:p>₦113,092.00</text:p>
          </table:table-cell>
          <table:table-cell office:value-type="currency" office:value="244472" table:formula="of:=VLOOKUP([.$G$42];[Expenses_Insurance.$B$6:.$N$6];6)" table:style-name="ce20">
            <text:p>₦244,472.00</text:p>
          </table:table-cell>
          <table:table-cell office:value-type="currency" office:value="357564" table:formula="of:=SUM([.F47:.G47])" table:style-name="ce20">
            <text:p>₦357,564.00</text:p>
          </table:table-cell>
          <table:table-cell office:value-type="currency" office:value="5436" table:formula="of:=[.E47]-[.H47]" table:style-name="ce20">
            <text:p>₦5,436.00</text:p>
          </table:table-cell>
          <table:table-cell office:value-type="percentage" office:value="1.8231876873789866E-3" table:formula="of:=[.I47]/[.$I$55]" table:style-name="ce30">
            <text:p>0.18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Jun</text:p>
          </table:table-cell>
          <table:table-cell office:value-type="currency" office:value="480000" table:formula="of:=VLOOKUP([.$C$42];[Income_Events.$B$8:.$N$8];7)" table:style-name="ce20">
            <text:p>₦480,000.00</text:p>
          </table:table-cell>
          <table:table-cell office:value-type="currency" office:value="4000" table:formula="of:=VLOOKUP([.$D$42];[Income_Investments.$B$6:.$N$6];7)" table:style-name="ce20">
            <text:p>₦4,000.00</text:p>
          </table:table-cell>
          <table:table-cell office:value-type="currency" office:value="484000" table:formula="of:=SUM([.C48:.D48])" table:style-name="ce20">
            <text:p>₦484,000.00</text:p>
          </table:table-cell>
          <table:table-cell office:value-type="currency" office:value="112258" table:formula="of:=VLOOKUP([.$F$42];[Expenses_Events.$B$6:.$N$6];7)" table:style-name="ce20">
            <text:p>₦112,258.00</text:p>
          </table:table-cell>
          <table:table-cell office:value-type="currency" office:value="188255" table:formula="of:=VLOOKUP([.$G$42];[Expenses_Insurance.$B$6:.$N$6];7)" table:style-name="ce20">
            <text:p>₦188,255.00</text:p>
          </table:table-cell>
          <table:table-cell office:value-type="currency" office:value="300513" table:formula="of:=SUM([.F48:.G48])" table:style-name="ce20">
            <text:p>₦300,513.00</text:p>
          </table:table-cell>
          <table:table-cell office:value-type="currency" office:value="183487" table:formula="of:=[.E48]-[.H48]" table:style-name="ce20">
            <text:p>₦183,487.00</text:p>
          </table:table-cell>
          <table:table-cell office:value-type="percentage" office:value="6.1539963059990453E-2" table:formula="of:=[.I48]/[.$I$55]" table:style-name="ce30">
            <text:p>6.15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Jul</text:p>
          </table:table-cell>
          <table:table-cell office:value-type="currency" office:value="160000" table:formula="of:=VLOOKUP([.$C$42];[Income_Events.$B$8:.$N$8];8)" table:style-name="ce20">
            <text:p>₦160,000.00</text:p>
          </table:table-cell>
          <table:table-cell office:value-type="currency" office:value="16500" table:formula="of:=VLOOKUP([.$D$42];[Income_Investments.$B$6:.$N$6];8)" table:style-name="ce20">
            <text:p>₦16,500.00</text:p>
          </table:table-cell>
          <table:table-cell office:value-type="currency" office:value="176500" table:formula="of:=SUM([.C49:.D49])" table:style-name="ce20">
            <text:p>₦176,500.00</text:p>
          </table:table-cell>
          <table:table-cell office:value-type="currency" office:value="174537" table:formula="of:=VLOOKUP([.$F$42];[Expenses_Events.$B$6:.$N$6];8)" table:style-name="ce20">
            <text:p>₦174,537.00</text:p>
          </table:table-cell>
          <table:table-cell office:value-type="currency" office:value="170664" table:formula="of:=VLOOKUP([.$G$42];[Expenses_Insurance.$B$6:.$N$6];8)" table:style-name="ce20">
            <text:p>₦170,664.00</text:p>
          </table:table-cell>
          <table:table-cell office:value-type="currency" office:value="345201" table:formula="of:=SUM([.F49:.G49])" table:style-name="ce20">
            <text:p>₦345,201.00</text:p>
          </table:table-cell>
          <table:table-cell office:value-type="currency" office:value="-168701" table:formula="of:=[.E49]-[.H49]" table:style-name="ce20">
            <text:p>-₦168,701.00</text:p>
          </table:table-cell>
          <table:table-cell office:value-type="percentage" office:value="-5.658086571900707E-2" table:formula="of:=[.I49]/[.$I$55]" table:style-name="ce30">
            <text:p>-5.66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Aug</text:p>
          </table:table-cell>
          <table:table-cell office:value-type="currency" office:value="480000" table:formula="of:=VLOOKUP([.$C$42];[Income_Events.$B$8:.$N$8];9)" table:style-name="ce20">
            <text:p>₦480,000.00</text:p>
          </table:table-cell>
          <table:table-cell office:value-type="currency" office:value="3000" table:formula="of:=VLOOKUP([.$D$42];[Income_Investments.$B$6:.$N$6];9)" table:style-name="ce20">
            <text:p>₦3,000.00</text:p>
          </table:table-cell>
          <table:table-cell office:value-type="currency" office:value="483000" table:formula="of:=SUM([.C50:.D50])" table:style-name="ce20">
            <text:p>₦483,000.00</text:p>
          </table:table-cell>
          <table:table-cell office:value-type="currency" office:value="83146" table:formula="of:=VLOOKUP([.$F$42];[Expenses_Events.$B$6:.$N$6];9)" table:style-name="ce20">
            <text:p>₦83,146.00</text:p>
          </table:table-cell>
          <table:table-cell office:value-type="currency" office:value="290850" table:formula="of:=VLOOKUP([.$G$42];[Expenses_Insurance.$B$6:.$N$6];9)" table:style-name="ce20">
            <text:p>₦290,850.00</text:p>
          </table:table-cell>
          <table:table-cell office:value-type="currency" office:value="373996" table:formula="of:=SUM([.F50:.G50])" table:style-name="ce20">
            <text:p>₦373,996.00</text:p>
          </table:table-cell>
          <table:table-cell office:value-type="currency" office:value="109004" table:formula="of:=[.E50]-[.H50]" table:style-name="ce20">
            <text:p>₦109,004.00</text:p>
          </table:table-cell>
          <table:table-cell office:value-type="percentage" office:value="3.655900490711167E-2" table:formula="of:=[.I50]/[.$I$55]" table:style-name="ce30">
            <text:p>3.66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Sep</text:p>
          </table:table-cell>
          <table:table-cell office:value-type="currency" office:value="917000" table:formula="of:=VLOOKUP([.$C$42];[Income_Events.$B$8:.$N$8];10)" table:style-name="ce20">
            <text:p>₦917,000.00</text:p>
          </table:table-cell>
          <table:table-cell office:value-type="currency" office:value="3000" table:formula="of:=VLOOKUP([.$D$42];[Income_Investments.$B$6:.$N$6];10)" table:style-name="ce20">
            <text:p>₦3,000.00</text:p>
          </table:table-cell>
          <table:table-cell office:value-type="currency" office:value="920000" table:formula="of:=SUM([.C51:.D51])" table:style-name="ce20">
            <text:p>₦920,000.00</text:p>
          </table:table-cell>
          <table:table-cell office:value-type="currency" office:value="123816" table:formula="of:=VLOOKUP([.$F$42];[Expenses_Events.$B$6:.$N$6];10)" table:style-name="ce20">
            <text:p>₦123,816.00</text:p>
          </table:table-cell>
          <table:table-cell office:value-type="currency" office:value="183402" table:formula="of:=VLOOKUP([.$G$42];[Expenses_Insurance.$B$6:.$N$6];10)" table:style-name="ce20">
            <text:p>₦183,402.00</text:p>
          </table:table-cell>
          <table:table-cell office:value-type="currency" office:value="307218" table:formula="of:=SUM([.F51:.G51])" table:style-name="ce20">
            <text:p>₦307,218.00</text:p>
          </table:table-cell>
          <table:table-cell office:value-type="currency" office:value="612782" table:formula="of:=[.E51]-[.H51]" table:style-name="ce20">
            <text:p>₦612,782.00</text:p>
          </table:table-cell>
          <table:table-cell office:value-type="percentage" office:value="0.20552181704331682" table:formula="of:=[.I51]/[.$I$55]" table:style-name="ce30">
            <text:p>20.55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Oct</text:p>
          </table:table-cell>
          <table:table-cell office:value-type="currency" office:value="1000000" table:formula="of:=VLOOKUP([.$C$42];[Income_Events.$B$8:.$N$8];11)" table:style-name="ce20">
            <text:p>₦1,000,000.00</text:p>
          </table:table-cell>
          <table:table-cell office:value-type="currency" office:value="3800" table:formula="of:=VLOOKUP([.$D$42];[Income_Investments.$B$6:.$N$6];11)" table:style-name="ce20">
            <text:p>₦3,800.00</text:p>
          </table:table-cell>
          <table:table-cell office:value-type="currency" office:value="1003800" table:formula="of:=SUM([.C52:.D52])" table:style-name="ce20">
            <text:p>₦1,003,800.00</text:p>
          </table:table-cell>
          <table:table-cell office:value-type="currency" office:value="72940" table:formula="of:=VLOOKUP([.$F$42];[Expenses_Events.$B$6:.$N$6];11)" table:style-name="ce20">
            <text:p>₦72,940.00</text:p>
          </table:table-cell>
          <table:table-cell office:value-type="currency" office:value="136494" table:formula="of:=VLOOKUP([.$G$42];[Expenses_Insurance.$B$6:.$N$6];11)" table:style-name="ce20">
            <text:p>₦136,494.00</text:p>
          </table:table-cell>
          <table:table-cell office:value-type="currency" office:value="209434" table:formula="of:=SUM([.F52:.G52])" table:style-name="ce20">
            <text:p>₦209,434.00</text:p>
          </table:table-cell>
          <table:table-cell office:value-type="currency" office:value="794366" table:formula="of:=[.E52]-[.H52]" table:style-name="ce20">
            <text:p>₦794,366.00</text:p>
          </table:table-cell>
          <table:table-cell office:value-type="percentage" office:value="0.26642353025616189" table:formula="of:=[.I52]/[.$I$55]" table:style-name="ce30">
            <text:p>26.64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Nov</text:p>
          </table:table-cell>
          <table:table-cell office:value-type="currency" office:value="220000" table:formula="of:=VLOOKUP([.$C$42];[Income_Events.$B$8:.$N$8];12)" table:style-name="ce20">
            <text:p>₦220,000.00</text:p>
          </table:table-cell>
          <table:table-cell office:value-type="currency" office:value="40000" table:formula="of:=VLOOKUP([.$D$42];[Income_Investments.$B$6:.$N$6];12)" table:style-name="ce20">
            <text:p>₦40,000.00</text:p>
          </table:table-cell>
          <table:table-cell office:value-type="currency" office:value="260000" table:formula="of:=SUM([.C53:.D53])" table:style-name="ce20">
            <text:p>₦260,000.00</text:p>
          </table:table-cell>
          <table:table-cell office:value-type="currency" office:value="114586" table:formula="of:=VLOOKUP([.$F$42];[Expenses_Events.$B$6:.$N$6];12)" table:style-name="ce20">
            <text:p>₦114,586.00</text:p>
          </table:table-cell>
          <table:table-cell office:value-type="currency" office:value="249286" table:formula="of:=VLOOKUP([.$G$42];[Expenses_Insurance.$B$6:.$N$6];12)" table:style-name="ce20">
            <text:p>₦249,286.00</text:p>
          </table:table-cell>
          <table:table-cell office:value-type="currency" office:value="363872" table:formula="of:=SUM([.F53:.G53])" table:style-name="ce20">
            <text:p>₦363,872.00</text:p>
          </table:table-cell>
          <table:table-cell office:value-type="currency" office:value="-103872" table:formula="of:=[.E53]-[.H53]" table:style-name="ce20">
            <text:p>-₦103,872.00</text:p>
          </table:table-cell>
          <table:table-cell office:value-type="percentage" office:value="-3.4837776207400681E-2" table:formula="of:=[.I53]/[.$I$55]" table:style-name="ce30">
            <text:p>-3.48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19">
            <text:p>Dec</text:p>
          </table:table-cell>
          <table:table-cell office:value-type="currency" office:value="0" table:formula="of:=VLOOKUP([.$C$42];[Income_Events.$B$8:.$N$8];13)" table:style-name="ce20">
            <text:p>₦0.00</text:p>
          </table:table-cell>
          <table:table-cell office:value-type="currency" office:value="0" table:formula="of:=VLOOKUP([.$D$42];[Income_Investments.$B$6:.$N$6];13)" table:style-name="ce20">
            <text:p>₦0.00</text:p>
          </table:table-cell>
          <table:table-cell office:value-type="currency" office:value="0" table:formula="of:=SUM([.C54:.D54])" table:style-name="ce20">
            <text:p>₦0.00</text:p>
          </table:table-cell>
          <table:table-cell office:value-type="currency" office:value="0" table:formula="of:=VLOOKUP([.$F$42];[Expenses_Events.$B$6:.$N$6];13)" table:style-name="ce20">
            <text:p>₦0.00</text:p>
          </table:table-cell>
          <table:table-cell office:value-type="currency" office:value="0" table:formula="of:=VLOOKUP([.$G$42];[Expenses_Insurance.$B$6:.$N$6];13)" table:style-name="ce20">
            <text:p>₦0.00</text:p>
          </table:table-cell>
          <table:table-cell office:value-type="currency" office:value="0" table:formula="of:=SUM([.F54:.G54])" table:style-name="ce20">
            <text:p>₦0.00</text:p>
          </table:table-cell>
          <table:table-cell office:value-type="currency" office:value="0" table:formula="of:=[.E54]-[.H54]" table:style-name="ce20">
            <text:p>₦0.00</text:p>
          </table:table-cell>
          <table:table-cell office:value-type="percentage" office:value="0" table:formula="of:=[.I54]/[.$I$55]" table:style-name="ce30">
            <text:p>0.00%</text:p>
          </table:table-cell>
          <table:table-cell table:number-columns-repeated="16374"/>
        </table:table-row>
        <table:table-row table:style-name="ro4">
          <table:table-cell table:style-name="ce23"/>
          <table:table-cell office:value-type="string" table:style-name="ce25">
            <text:p>Totals</text:p>
          </table:table-cell>
          <table:table-cell office:value-type="currency" office:value="6337000" table:formula="of:=SUM([.C42:.C54])" table:style-name="ce25">
            <text:p>₦6,337,000.00</text:p>
          </table:table-cell>
          <table:table-cell office:value-type="currency" office:value="190300" table:formula="of:=SUM([.D42:.D54])" table:style-name="ce25">
            <text:p>₦190,300.00</text:p>
          </table:table-cell>
          <table:table-cell office:value-type="currency" office:value="6527300" table:formula="of:=SUM([.E42:.E54])" table:style-name="ce25">
            <text:p>₦6,527,300.00</text:p>
          </table:table-cell>
          <table:table-cell office:value-type="currency" office:value="1272226" table:formula="of:=SUM([.F42:.F54])" table:style-name="ce25">
            <text:p>₦1,272,226.00</text:p>
          </table:table-cell>
          <table:table-cell office:value-type="currency" office:value="2273483" table:formula="of:=SUM([.G42:.G54])" table:style-name="ce25">
            <text:p>₦2,273,483.00</text:p>
          </table:table-cell>
          <table:table-cell office:value-type="currency" office:value="3545709" table:formula="of:=SUM([.H42:.H54])" table:style-name="ce25">
            <text:p>₦3,545,709.00</text:p>
          </table:table-cell>
          <table:table-cell office:value-type="currency" office:value="2981591" table:formula="of:=SUM([.I42:.I54])" table:style-name="ce25">
            <text:p>₦2,981,591.00</text:p>
          </table:table-cell>
          <table:table-cell office:value-type="percentage" office:value="1" table:formula="of:=[.I55]/[.$I$55]" table:style-name="ce30">
            <text:p>100.00%</text:p>
          </table:table-cell>
          <table:table-cell table:number-columns-repeated="16374"/>
        </table:table-row>
        <table:table-row table:style-name="ro4">
          <table:table-cell table:number-columns-repeated="2" table:style-name="ce23"/>
          <table:table-cell table:number-columns-repeated="4" table:style-name="ce26"/>
          <table:table-cell table:number-columns-repeated="16378" table:style-name="ce1"/>
        </table:table-row>
        <table:table-row table:number-rows-repeated="1048520" table:style-name="ro3">
          <table:table-cell table:number-columns-repeated="16384"/>
        </table:table-row>
        <table:named-expressions>
          <table:named-range table:name="Z_7355EC7B_9B35_4BD3_988C_E8E10A393207_.wvu.FilterData" table:cell-range-address="Month_Summary.$B$8:Month_Summary.$B$19" table:base-cell-address="Month_Summary.$A$1"/>
          <table:named-range table:name="Z_7DAF8DAE_0857_4601_AC6D_E51C2965EDCE_.wvu.FilterData" table:cell-range-address="Month_Summary.$B$43:Month_Summary.$B$54" table:base-cell-address="Month_Summary.$A$1"/>
          <table:named-range table:name="Z_EF100A01_4F82_477B_BB8B_9CBA8EEAA232_.wvu.FilterData" table:cell-range-address="Month_Summary.$B$26:Month_Summary.$B$37" table:base-cell-address="Month_Summary.$A$1"/>
        </table:named-expressions>
      </table:table>
      <table:table table:name="Dashboards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style-name="ro4">
          <table:table-cell office:value-type="string" table:number-columns-spanned="19" table:number-rows-spanned="2" table:style-name="ce37">
            <text:p>Hankali Intel's Income &amp; Expense Tracker Dashboard</text:p>
          </table:table-cell>
          <table:covered-table-cell table:number-columns-repeated="18"/>
          <table:table-cell table:number-columns-repeated="16365"/>
        </table:table-row>
        <table:table-row table:style-name="ro3">
          <table:covered-table-cell/>
          <table:covered-table-cell table:number-columns-repeated="18"/>
          <table:table-cell table:number-columns-repeated="16365"/>
        </table:table-row>
        <table:table-row table:style-name="ro4">
          <table:table-cell table:number-columns-repeated="19" table:style-name="ce36"/>
          <table:table-cell table:number-columns-repeated="16365"/>
        </table:table-row>
        <table:table-row table:style-name="ro4">
          <table:table-cell table:number-columns-spanned="19" table:number-rows-spanned="44" table:style-name="ce38"/>
          <table:covered-table-cell table:number-columns-repeated="18"/>
          <table:table-cell table:number-columns-repeated="16365"/>
        </table:table-row>
        <table:table-row table:style-name="ro3">
          <table:covered-table-cell>
            <draw:frame draw:z-index="1" draw:id="id0" draw:style-name="a0" draw:name="Chart 1" svg:x="0.39569in" svg:y="0.01042in" svg:width="6.60389in" svg:height="4.33305in" style:rel-width="scale" style:rel-height="scale">
              <draw:object xlink:href="Object 1/" xlink:type="simple" xlink:show="embed" xlink:actuate="onLoad"/>
              <svg:title/>
              <svg:desc/>
            </draw:frame>
          </table:covered-table-cell>
          <table:covered-table-cell table:number-columns-repeated="6"/>
          <table:covered-table-cell>
            <draw:frame draw:z-index="2" draw:id="id1" draw:style-name="a1" draw:name="Chart 2" svg:x="0.05667in" svg:y="0.02083in" svg:width="6.4268in" svg:height="4.27042in" style:rel-width="scale" style:rel-height="scale">
              <draw:object xlink:href="Object 2/" xlink:type="simple" xlink:show="embed" xlink:actuate="onLoad"/>
              <svg:title/>
              <svg:desc/>
            </draw:frame>
          </table:covered-table-cell>
          <table:covered-table-cell table:number-columns-repeated="11"/>
          <table:table-cell table:number-columns-repeated="16365"/>
        </table:table-row>
        <table:table-row table:number-rows-repeated="42" table:style-name="ro3">
          <table:covered-table-cell/>
          <table:covered-table-cell table:number-columns-repeated="18"/>
          <table:table-cell table:number-columns-repeated="16365"/>
        </table:table-row>
        <table:table-row table:number-rows-repeated="1048529" table:style-name="ro3">
          <table:table-cell table:number-columns-repeated="16384"/>
        </table:table-row>
      </table:table>
      <table:named-expressions>
        <table:named-expression table:name="Balance" table:expression="of:=[.#REF!]" table:base-cell-address="Income.$A$1"/>
        <table:named-expression table:name="SlicerCache_Table_1_Col_1" table:expression="of:=#N/A" table:base-cell-address="Income.$A$1"/>
        <table:named-expression table:name="SlicerCache_Table_2_Col_1" table:expression="of:=#N/A" table:base-cell-address="Income.$A$1"/>
        <table:named-expression table:name="SlicerCache_Table_3_Col_1" table:expression="of:=#N/A" table:base-cell-address="Income.$A$1"/>
      </table:named-expressions>
      <table:database-ranges>
        <table:database-range table:target-range-address="Month_Summary.B8:Month_Summary.B19" table:name="Table_1" table:display-filter-buttons="true"/>
        <table:database-range table:target-range-address="Month_Summary.B26:Month_Summary.B37" table:name="Table_2" table:display-filter-buttons="true"/>
        <table:database-range table:target-range-address="Month_Summary.B43:Month_Summary.B54" table:name="Table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36">
      <number:currency-symbol>₦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9F9F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9F9F9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p</dc:creator>
    <dc:date>2023-04-12T12:38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a86e8" draw:opacity="100%" draw:stroke="none"/>
    </style:style>
    <style:style style:family="chart" style:name="G0S0P1">
      <style:graphic-properties draw:fill="solid" draw:fill-color="#6d9eeb" draw:opacity="100%" draw:stroke="none"/>
    </style:style>
    <style:style style:family="chart" style:name="G0S0P2">
      <style:graphic-properties draw:fill="solid" draw:fill-color="#c9daf8" draw:opacity="100%" draw:stroke="none"/>
    </style:style>
    <style:style style:family="chart" style:name="G0S0P3">
      <style:graphic-properties draw:fill="solid" draw:fill-color="#3c78d8" draw:opacity="100%" draw:stroke="none"/>
    </style:style>
    <style:style style:family="chart" style:name="G0S0P4">
      <style:graphic-properties draw:fill="solid" draw:fill-color="#1155cc" draw:opacity="100%" draw:stroke="none"/>
    </style:style>
    <style:style style:family="chart" style:name="G0S0P5">
      <style:graphic-properties draw:fill="solid" draw:fill-color="#1c4587" draw:opacity="100%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>
      <style:graphic-properties draw:fill="solid" draw:fill-color="#073763" draw:opacity="100%" draw:stroke="none"/>
    </style:style>
    <style:style style:family="chart" style:name="G0S0P7">
      <style:graphic-properties draw:fill="solid" draw:fill-color="#0b5394" draw:opacity="100%" draw:stroke="none"/>
    </style:style>
    <style:style style:family="chart" style:name="G0S0P8">
      <style:graphic-properties draw:fill="solid" draw:fill-color="#3d85c6" draw:opacity="100%" draw:stroke="none"/>
    </style:style>
    <style:style style:family="chart" style:name="G0S0P9">
      <style:chart-properties chart:pie-offset="10"/>
      <style:graphic-properties draw:fill="solid" draw:fill-color="#6fa8d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none"/>
    </style:style>
    <style:style style:family="chart" style:name="G0S0P10">
      <style:graphic-properties draw:fill="solid" draw:fill-color="#9fc5e8" draw:opacity="100%" draw:stroke="none"/>
    </style:style>
    <style:style style:family="chart" style:name="G0S0P11">
      <style:graphic-properties draw:fill="solid" draw:fill-color="#cfe2f3" draw:opacity="100%" draw:stroke="none"/>
    </style:style>
  </office:automatic-styles>
  <office:body>
    <office:chart>
      <chart:chart chart:class="chart:circle" svg:height="311.9799212598425pt" svg:width="475.4799212598425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Month_Summary.$B$26:.$B$37"/>
          </chart:axis>
          <chart:axis chart:dimension="y"/>
          <chart:series chart:label-cell-address="Month_Summary.$F$25" chart:values-cell-range-address="Month_Summary.$F$26:.$F$3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4586" draw:opacity="100%" draw:stroke="solid" svg:stroke-width="0.01042in" svg:stroke-color="#000000" svg:stroke-opacity="100%"/>
    </style:style>
    <style:style style:family="chart" style:name="G0S0P1">
      <style:graphic-properties draw:fill="solid" draw:fill-color="#ff420e" draw:opacity="100%" draw:stroke="solid" svg:stroke-width="0.01042in" svg:stroke-color="#000000" svg:stroke-opacity="100%"/>
    </style:style>
    <style:style style:family="chart" style:name="G0S0P2">
      <style:graphic-properties draw:fill="solid" draw:fill-color="#ffd320" draw:opacity="100%" draw:stroke="solid" svg:stroke-width="0.01042in" svg:stroke-color="#000000" svg:stroke-opacity="100%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solid" svg:stroke-width="0.01042in" svg:stroke-color="#000000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solid" svg:stroke-width="0.01042in" svg:stroke-color="#000000" svg:stroke-opacity="100%"/>
    </style:style>
    <style:style style:family="chart" style:name="G0S0P5">
      <style:graphic-properties draw:fill="solid" draw:fill-color="#83caff" draw:opacity="100%" draw:stroke="solid" svg:stroke-width="0.01042in" svg:stroke-color="#000000" svg:stroke-opacity="100%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a86e8" draw:opacity="100%" draw:stroke="solid" svg:stroke-width="0.01042in" svg:stroke-color="#000000" svg:stroke-opacity="100%"/>
    </style:style>
    <style:style style:family="chart" style:name="G0S0P6">
      <style:graphic-properties draw:fill="solid" draw:fill-color="#314004" draw:opacity="100%" draw:stroke="solid" svg:stroke-width="0.01042in" svg:stroke-color="#000000" svg:stroke-opacity="100%"/>
    </style:style>
    <style:style style:family="chart" style:name="G0S0P7">
      <style:graphic-properties draw:fill="solid" draw:fill-color="#aecf00" draw:opacity="100%" draw:stroke="solid" svg:stroke-width="0.01042in" svg:stroke-color="#000000" svg:stroke-opacity="100%"/>
    </style:style>
    <style:style style:family="chart" style:name="G0S0P8">
      <style:graphic-properties draw:fill="solid" draw:fill-color="#4b1f6f" draw:opacity="100%" draw:stroke="solid" svg:stroke-width="0.01042in" svg:stroke-color="#000000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ff950e" draw:opacity="100%" draw:stroke="solid" svg:stroke-width="0.01042in" svg:stroke-color="#000000" svg:stroke-opacity="100%"/>
    </style:style>
    <style:style style:family="chart" style:name="G0S0P10">
      <style:graphic-properties draw:fill="solid" draw:fill-color="#c5000b" draw:opacity="100%" draw:stroke="solid" svg:stroke-width="0.01042in" svg:stroke-color="#000000" svg:stroke-opacity="100%"/>
    </style:style>
    <style:style style:family="chart" style:name="G0S0P11">
      <style:graphic-properties draw:fill="solid" draw:fill-color="#0084d1" draw:opacity="100%" draw:stroke="solid" svg:stroke-width="0.01042in" svg:stroke-color="#000000" svg:stroke-opacity="100%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7.4699212598425pt" svg:width="462.7299212598425pt" chart:style-name="Crt0"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Month_Summary.$B$26:.$B$37"/>
          </chart:axis>
          <chart:series chart:values-cell-range-address="Month_Summary.$E$26:.$E$37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